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9" manifest:media-type="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9" manifest:media-type="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"/>
  <manifest:file-entry manifest:full-path="ObjectReplacements/Object 239" manifest:media-type="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53" manifest:media-type=""/>
  <manifest:file-entry manifest:full-path="ObjectReplacements/Object 219" manifest:media-type="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43" manifest:media-type=""/>
  <manifest:file-entry manifest:full-path="ObjectReplacements/Object 209" manifest:media-type="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"/>
  <manifest:file-entry manifest:full-path="ObjectReplacements/Object 2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33" manifest:media-type="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3" manifest:media-type="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"/>
  <manifest:file-entry manifest:full-path="ObjectReplacements/Object 299" manifest:media-type="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13" manifest:media-type="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"/>
  <manifest:file-entry manifest:full-path="ObjectReplacements/Object 289" manifest:media-type="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03" manifest:media-type="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"/>
  <manifest:file-entry manifest:full-path="ObjectReplacements/Object 279" manifest:media-type=""/>
  <manifest:file-entry manifest:full-path="ObjectReplacements/Object 100" manifest:media-type="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04" manifest:media-type="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54" manifest:media-type=""/>
  <manifest:file-entry manifest:full-path="ObjectReplacements/Object 90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8" manifest:media-type=""/>
  <manifest:file-entry manifest:full-path="ObjectReplacements/Object 48" manifest:media-type=""/>
  <manifest:file-entry manifest:full-path="ObjectReplacements/Object 114" manifest:media-type=""/>
  <manifest:file-entry manifest:full-path="ObjectReplacements/Object 269" manifest:media-type=""/>
  <manifest:file-entry manifest:full-path="ObjectReplacements/Object 49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47" manifest:media-type=""/>
  <manifest:file-entry manifest:full-path="ObjectReplacements/Object 267" manifest:media-type=""/>
  <manifest:file-entry manifest:full-path="ObjectReplacements/Object 119" manifest:media-type="application/x-openoffice-gdimetafile;windows_formatname=&quot;GDIMetaFile&quot;"/>
  <manifest:file-entry manifest:full-path="ObjectReplacements/Object 275" manifest:media-type=""/>
  <manifest:file-entry manifest:full-path="ObjectReplacements/Object 55" manifest:media-type=""/>
  <manifest:file-entry manifest:full-path="ObjectReplacements/Object 50" manifest:media-type=""/>
  <manifest:file-entry manifest:full-path="ObjectReplacements/Object 270" manifest:media-type=""/>
  <manifest:file-entry manifest:full-path="ObjectReplacements/Object 276" manifest:media-type=""/>
  <manifest:file-entry manifest:full-path="ObjectReplacements/Object 56" manifest:media-type=""/>
  <manifest:file-entry manifest:full-path="ObjectReplacements/Object 51" manifest:media-type=""/>
  <manifest:file-entry manifest:full-path="ObjectReplacements/Object 271" manifest:media-type=""/>
  <manifest:file-entry manifest:full-path="ObjectReplacements/Object 2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2" manifest:media-type=""/>
  <manifest:file-entry manifest:full-path="ObjectReplacements/Object 272" manifest:media-type=""/>
  <manifest:file-entry manifest:full-path="ObjectReplacements/Object 124" manifest:media-type=""/>
  <manifest:file-entry manifest:full-path="ObjectReplacements/Object 53" manifest:media-type=""/>
  <manifest:file-entry manifest:full-path="ObjectReplacements/Object 273" manifest:media-type=""/>
  <manifest:file-entry manifest:full-path="ObjectReplacements/Object 125" manifest:media-type=""/>
  <manifest:file-entry manifest:full-path="ObjectReplacements/Object 54" manifest:media-type=""/>
  <manifest:file-entry manifest:full-path="ObjectReplacements/Object 274" manifest:media-type=""/>
  <manifest:file-entry manifest:full-path="ObjectReplacements/Object 126" manifest:media-type=""/>
  <manifest:file-entry manifest:full-path="ObjectReplacements/Object 62" manifest:media-type=""/>
  <manifest:file-entry manifest:full-path="ObjectReplacements/Object 282" manifest:media-type=""/>
  <manifest:file-entry manifest:full-path="ObjectReplacements/Object 127" manifest:media-type=""/>
  <manifest:file-entry manifest:full-path="ObjectReplacements/Object 63" manifest:media-type=""/>
  <manifest:file-entry manifest:full-path="ObjectReplacements/Object 283" manifest:media-type=""/>
  <manifest:file-entry manifest:full-path="ObjectReplacements/Object 128" manifest:media-type=""/>
  <manifest:file-entry manifest:full-path="ObjectReplacements/Object 6" manifest:media-type=""/>
  <manifest:file-entry manifest:full-path="ObjectReplacements/Object 214" manifest:media-type=""/>
  <manifest:file-entry manifest:full-path="ObjectReplacements/Object 21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0" manifest:media-type=""/>
  <manifest:file-entry manifest:full-path="ObjectReplacements/Object 144" manifest:media-type=""/>
  <manifest:file-entry manifest:full-path="ObjectReplacements/Object 301" manifest:media-type=""/>
  <manifest:file-entry manifest:full-path="ObjectReplacements/Object 212" manifest:media-type=""/>
  <manifest:file-entry manifest:full-path="ObjectReplacements/Object 304" manifest:media-type=""/>
  <manifest:file-entry manifest:full-path="ObjectReplacements/Object 147" manifest:media-type=""/>
  <manifest:file-entry manifest:full-path="ObjectReplacements/Object 83" manifest:media-type=""/>
  <manifest:file-entry manifest:full-path="ObjectReplacements/Object 149" manifest:media-type="application/x-openoffice-gdimetafile;windows_formatname=&quot;GDIMetaFile&quot;"/>
  <manifest:file-entry manifest:full-path="ObjectReplacements/Object 85" manifest:media-type=""/>
  <manifest:file-entry manifest:full-path="ObjectReplacements/Object 305" manifest:media-type="application/x-openoffice-gdimetafile;windows_formatname=&quot;GDIMetaFile&quot;"/>
  <manifest:file-entry manifest:full-path="ObjectReplacements/Object 148" manifest:media-type=""/>
  <manifest:file-entry manifest:full-path="ObjectReplacements/Object 84" manifest:media-type=""/>
  <manifest:file-entry manifest:full-path="ObjectReplacements/Object 211" manifest:media-type=""/>
  <manifest:file-entry manifest:full-path="ObjectReplacements/Object 303" manifest:media-type=""/>
  <manifest:file-entry manifest:full-path="ObjectReplacements/Object 146" manifest:media-type=""/>
  <manifest:file-entry manifest:full-path="ObjectReplacements/Object 82" manifest:media-type=""/>
  <manifest:file-entry manifest:full-path="ObjectReplacements/Object 310" manifest:media-type=""/>
  <manifest:file-entry manifest:full-path="ObjectReplacements/Object 61" manifest:media-type=""/>
  <manifest:file-entry manifest:full-path="ObjectReplacements/Object 281" manifest:media-type="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2" manifest:media-type=""/>
  <manifest:file-entry manifest:full-path="ObjectReplacements/Object 145" manifest:media-type=""/>
  <manifest:file-entry manifest:full-path="ObjectReplacements/Object 81" manifest:media-type=""/>
  <manifest:file-entry manifest:full-path="ObjectReplacements/Object 242" manifest:media-type=""/>
  <manifest:file-entry manifest:full-path="ObjectReplacements/Object 308" manifest:media-type=""/>
  <manifest:file-entry manifest:full-path="ObjectReplacements/Object 22" manifest:media-type=""/>
  <manifest:file-entry manifest:full-path="ObjectReplacements/Object 60" manifest:media-type=""/>
  <manifest:file-entry manifest:full-path="ObjectReplacements/Object 280" manifest:media-type=""/>
  <manifest:file-entry manifest:full-path="ObjectReplacements/Object 286" manifest:media-type=""/>
  <manifest:file-entry manifest:full-path="ObjectReplacements/Object 66" manifest:media-type=""/>
  <manifest:file-entry manifest:full-path="ObjectReplacements/Object 213" manifest:media-type=""/>
  <manifest:file-entry manifest:full-path="ObjectReplacements/Object 199" manifest:media-type="application/x-openoffice-gdimetafile;windows_formatname=&quot;GDIMetaFile&quot;"/>
  <manifest:file-entry manifest:full-path="ObjectReplacements/Object 96" manifest:media-type=""/>
  <manifest:file-entry manifest:full-path="ObjectReplacements/Object 204" manifest:media-type=""/>
  <manifest:file-entry manifest:full-path="ObjectReplacements/Object 285" manifest:media-type=""/>
  <manifest:file-entry manifest:full-path="ObjectReplacements/Object 65" manifest:media-type=""/>
  <manifest:file-entry manifest:full-path="ObjectReplacements/Object 129" manifest:media-type="application/x-openoffice-gdimetafile;windows_formatname=&quot;GDIMetaFile&quot;"/>
  <manifest:file-entry manifest:full-path="ObjectReplacements/Object 222" manifest:media-type=""/>
  <manifest:file-entry manifest:full-path="ObjectReplacements/Object 221" manifest:media-type=""/>
  <manifest:file-entry manifest:full-path="ObjectReplacements/Object 220" manifest:media-type=""/>
  <manifest:file-entry manifest:full-path="ObjectReplacements/Object 203" manifest:media-type=""/>
  <manifest:file-entry manifest:full-path="ObjectReplacements/Object 95" manifest:media-type=""/>
  <manifest:file-entry manifest:full-path="ObjectReplacements/Object 15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86" manifest:media-type=""/>
  <manifest:file-entry manifest:full-path="ObjectReplacements/Object 224" manifest:media-type=""/>
  <manifest:file-entry manifest:full-path="ObjectReplacements/Object 223" manifest:media-type=""/>
  <manifest:file-entry manifest:full-path="ObjectReplacements/Object 300" manifest:media-type=""/>
  <manifest:file-entry manifest:full-path="ObjectReplacements/Object 64" manifest:media-type=""/>
  <manifest:file-entry manifest:full-path="ObjectReplacements/Object 284" manifest:media-type="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234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210" manifest:media-type=""/>
  <manifest:file-entry manifest:full-path="ObjectReplacements/Object 9" manifest:media-type="application/x-openoffice-gdimetafile;windows_formatname=&quot;GDIMetaFile&quot;"/>
  <manifest:file-entry manifest:full-path="ObjectReplacements/Object 184" manifest:media-type=""/>
  <manifest:file-entry manifest:full-path="ObjectReplacements/Object 233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3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232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35" manifest:media-type="application/x-openoffice-gdimetafile;windows_formatname=&quot;GDIMetaFile&quot;"/>
  <manifest:file-entry manifest:full-path="ObjectReplacements/Object 296" manifest:media-type=""/>
  <manifest:file-entry manifest:full-path="ObjectReplacements/Object 76" manifest:media-type=""/>
  <manifest:file-entry manifest:full-path="ObjectReplacements/Object 7" manifest:media-type=""/>
  <manifest:file-entry manifest:full-path="ObjectReplacements/Object 231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34" manifest:media-type=""/>
  <manifest:file-entry manifest:full-path="ObjectReplacements/Object 295" manifest:media-type=""/>
  <manifest:file-entry manifest:full-path="ObjectReplacements/Object 75" manifest:media-type=""/>
  <manifest:file-entry manifest:full-path="ObjectReplacements/Object 13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0" manifest:media-type=""/>
  <manifest:file-entry manifest:full-path="ObjectReplacements/Object 290" manifest:media-type=""/>
  <manifest:file-entry manifest:full-path="ObjectReplacements/Object 180" manifest:media-type=""/>
  <manifest:file-entry manifest:full-path="ObjectReplacements/Object 246" manifest:media-type=""/>
  <manifest:file-entry manifest:full-path="ObjectReplacements/Object 26" manifest:media-type=""/>
  <manifest:file-entry manifest:full-path="ObjectReplacements/Object 20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3" manifest:media-type=""/>
  <manifest:file-entry manifest:full-path="ObjectReplacements/Object 2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4" manifest:media-type=""/>
  <manifest:file-entry manifest:full-path="ObjectReplacements/Object 2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"/>
  <manifest:file-entry manifest:full-path="ObjectReplacements/Object 306" manifest:media-type="application/x-openoffice-gdimetafile;windows_formatname=&quot;GDIMetaFile&quot;"/>
  <manifest:file-entry manifest:full-path="ObjectReplacements/Object 240" manifest:media-type=""/>
  <manifest:file-entry manifest:full-path="ObjectReplacements/Object 20" manifest:media-type=""/>
  <manifest:file-entry manifest:full-path="ObjectReplacements/Object 307" manifest:media-type=""/>
  <manifest:file-entry manifest:full-path="ObjectReplacements/Object 21" manifest:media-type=""/>
  <manifest:file-entry manifest:full-path="ObjectReplacements/Object 241" manifest:media-type=""/>
  <manifest:file-entry manifest:full-path="ObjectReplacements/Object 23" manifest:media-type="application/x-openoffice-gdimetafile;windows_formatname=&quot;GDIMetaFile&quot;"/>
  <manifest:file-entry manifest:full-path="ObjectReplacements/Object 309" manifest:media-type=""/>
  <manifest:file-entry manifest:full-path="ObjectReplacements/Object 24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"/>
  <manifest:file-entry manifest:full-path="ObjectReplacements/Object 25" manifest:media-type=""/>
  <manifest:file-entry manifest:full-path="ObjectReplacements/Object 2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"/>
  <manifest:file-entry manifest:full-path="ObjectReplacements/Object 25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90" manifest:media-type=""/>
  <manifest:file-entry manifest:full-path="ObjectReplacements/Object 2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Thumbnails/thumbnail.png" manifest:media-type="image/png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1875in" fo:margin-left="2.0278in" fo:margin-top="0in" fo:margin-bottom="0in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0.4063in"/>
    </style:style>
    <style:style style:name="Table1.C" style:family="table-column">
      <style:table-column-properties style:column-width="1.1771in"/>
    </style:style>
    <style:style style:name="Table1.D" style:family="table-column">
      <style:table-column-properties style:column-width="1.23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2.8125in" fo:margin-left="2.0903in" fo:margin-top="0in" fo:margin-bottom="0in" table:align="left"/>
    </style:style>
    <style:style style:name="Table2.A" style:family="table-column">
      <style:table-column-properties style:column-width="0.3847in"/>
    </style:style>
    <style:style style:name="Table2.B" style:family="table-column">
      <style:table-column-properties style:column-width="0.354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3229in"/>
    </style:style>
    <style:style style:name="Table2.E" style:family="table-column">
      <style:table-column-properties style:column-width="0.3542in"/>
    </style:style>
    <style:style style:name="Table2.F" style:family="table-column">
      <style:table-column-properties style:column-width="0.3438in"/>
    </style:style>
    <style:style style:name="Table2.G" style:family="table-column">
      <style:table-column-properties style:column-width="0.3333in"/>
    </style:style>
    <style:style style:name="Table2.H" style:family="table-column">
      <style:table-column-properties style:column-width="0.34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color="#202122" fo:font-size="10.5pt" style:font-size-asian="10.5pt" style:font-size-complex="10.5pt" fo:background-color="#ffffff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0138in" loext:contextual-spacing="false" fo:line-height="100%" fo:text-indent="0in" style:auto-text-indent="false"/>
    </style:style>
    <style:style style:name="P6" style:family="paragraph" style:parent-style-name="Standard" style:list-style-name="WWNum1">
      <style:paragraph-properties fo:margin-left="1in" fo:margin-right="0in" fo:text-indent="-0.25in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138in" loext:contextual-spacing="false" fo:line-height="100%" fo:text-indent="-0.25in" style:auto-text-indent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202122" fo:font-size="10.5pt" style:font-size-asian="10.5pt" style:font-size-complex="10.5pt" fo:background-color="#ffffff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lz828f6u1oz2"/>Ejemplo muy simple de cifrado/descifrado con el algoritmo ElGamal</text:p>
      <text:p text:style-name="P1"><text:a xlink:type="simple" xlink:href="mailto:vtamara@pasosdeJesus.org" text:style-name="ListLabel_20_19" text:visited-style-name="ListLabel_20_19"><text:span text:style-name="T1">vtamara@pasosdeJesus.org</text:span></text:a> 24.Jun.2020</text:p>
      <text:p text:style-name="Standard"/>
      <text:p text:style-name="P4">Este breve escrito, pretende ayudar a explicar <text:a xlink:type="simple" xlink:href="https://es.wikipedia.org/wiki/Cifrado_ElGamal" text:style-name="ListLabel_20_19" text:visited-style-name="ListLabel_20_19"><text:span text:style-name="T1">https://es.wikipedia.org/wiki/Cifrado_ElGamal</text:span></text:a> con un ejemplo muy pequeño y simple de generación de llave, cifrado y descifrado. <text:s/>Se precede de unos conceptos mínimos, presentados con gran brevedad sobre aritmética modular.</text:p>
      <text:p text:style-name="Standard"/>
      <text:p text:style-name="Heading_20_1"><text:bookmark text:name="_eelxkwyslihx"/>1. Definiciones previas y propiedades de la aritmética modular</text:p>
      <text:p text:style-name="Standard"/>
      <text:p text:style-name="Standard">Decimos que un número natural <draw:frame draw:style-name="fr1" text:anchor-type="as-char" svg:width="0.089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/><text:span text:style-name="T2">divide a</text:span> otro número <draw:frame draw:style-name="fr1" text:anchor-type="as-char" svg:width="0.089in" svg:height="0.1839in" draw:z-index="0"><draw:object xlink:href="./Object 4" xlink:type="simple" xlink:show="embed" xlink:actuate="onLoad"/><draw:image xlink:href="./ObjectReplacements/Object 4" xlink:type="simple" xlink:show="embed" xlink:actuate="onLoad"/></draw:frame><text:s/>o que a <text:span text:style-name="T2">es divisor de</text:span> b, cuando podemos encontrar un tercer entero <draw:frame draw:style-name="fr1" text:anchor-type="as-char" svg:width="0.0866in" svg:height="0.1839in" draw:z-index="0"><draw:object xlink:href="./Object 6" xlink:type="simple" xlink:show="embed" xlink:actuate="onLoad"/><draw:image xlink:href="./ObjectReplacements/Object 6" xlink:type="simple" xlink:show="embed" xlink:actuate="onLoad"/></draw:frame><text:s/>tal que <draw:frame draw:style-name="fr1" text:anchor-type="as-char" svg:width="0.4839in" svg:height="0.183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Por ejemplo <draw:frame draw:style-name="fr1" text:anchor-type="as-char" svg:width="0.0862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/>divide a <draw:frame draw:style-name="fr1" text:anchor-type="as-char" svg:width="0.1661in" svg:height="0.1839in" draw:z-index="0"><draw:object xlink:href="./Object 12" xlink:type="simple" xlink:show="embed" xlink:actuate="onLoad"/><draw:image xlink:href="./ObjectReplacements/Object 12" xlink:type="simple" xlink:show="embed" xlink:actuate="onLoad"/></draw:frame><text:s/>porque <draw:frame draw:style-name="fr1" text:anchor-type="as-char" svg:width="0.5661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Un número entero positivo p es <text:span text:style-name="T2">primo</text:span> si sus únicos divisores son <draw:frame draw:style-name="fr1" text:anchor-type="as-char" svg:width="0.0835in" svg:height="0.1839in" draw:z-index="0"><draw:object xlink:href="./Object 16" xlink:type="simple" xlink:show="embed" xlink:actuate="onLoad"/><draw:image xlink:href="./ObjectReplacements/Object 16" xlink:type="simple" xlink:show="embed" xlink:actuate="onLoad"/></draw:frame><text:s/>y el mismo número.</text:p>
      <text:p text:style-name="Standard">Por ejemplo <draw:frame draw:style-name="fr1" text:anchor-type="as-char" svg:width="0.0854in" svg:height="0.1839in" draw:z-index="0"><draw:object xlink:href="./Object 18" xlink:type="simple" xlink:show="embed" xlink:actuate="onLoad"/><draw:image xlink:href="./ObjectReplacements/Object 18" xlink:type="simple" xlink:show="embed" xlink:actuate="onLoad"/></draw:frame><text:s/>es primo porque ni <draw:frame draw:style-name="fr1" text:anchor-type="as-char" svg:width="0.0839in" svg:height="0.1839in" draw:z-index="0"><draw:object xlink:href="./Object 20" xlink:type="simple" xlink:show="embed" xlink:actuate="onLoad"/><draw:image xlink:href="./ObjectReplacements/Object 20" xlink:type="simple" xlink:show="embed" xlink:actuate="onLoad"/></draw:frame>, ni <draw:frame draw:style-name="fr1" text:anchor-type="as-char" svg:width="0.0862in" svg:height="0.1839in" draw:z-index="0"><draw:object xlink:href="./Object 22" xlink:type="simple" xlink:show="embed" xlink:actuate="onLoad"/><draw:image xlink:href="./ObjectReplacements/Object 22" xlink:type="simple" xlink:show="embed" xlink:actuate="onLoad"/></draw:frame>, ni <draw:frame draw:style-name="fr1" text:anchor-type="as-char" svg:width="0.0945in" svg:height="0.1839in" draw:z-index="0"><draw:object xlink:href="./Object 24" xlink:type="simple" xlink:show="embed" xlink:actuate="onLoad"/><draw:image xlink:href="./ObjectReplacements/Object 24" xlink:type="simple" xlink:show="embed" xlink:actuate="onLoad"/></draw:frame><text:s/>lo dividen, sólo lo dividen <draw:frame draw:style-name="fr1" text:anchor-type="as-char" svg:width="0.0835in" svg:height="0.1839in" draw:z-index="0"><draw:object xlink:href="./Object 26" xlink:type="simple" xlink:show="embed" xlink:actuate="onLoad"/><draw:image xlink:href="./ObjectReplacements/Object 26" xlink:type="simple" xlink:show="embed" xlink:actuate="onLoad"/></draw:frame><text:s/>y <draw:frame draw:style-name="fr1" text:anchor-type="as-char" svg:width="0.0854in" svg:height="0.1839in" draw:z-index="0"><draw:object xlink:href="./Object 28" xlink:type="simple" xlink:show="embed" xlink:actuate="onLoad"/><draw:image xlink:href="./ObjectReplacements/Object 28" xlink:type="simple" xlink:show="embed" xlink:actuate="onLoad"/></draw:frame><text:s/>mismo.</text:p>
      <text:p text:style-name="Standard"/>
      <text:p text:style-name="Standard">Dado un número natural <draw:frame draw:style-name="fr1" text:anchor-type="as-char" svg:width="0.0866in" svg:height="0.1839in" draw:z-index="0"><draw:object xlink:href="./Object 30" xlink:type="simple" xlink:show="embed" xlink:actuate="onLoad"/><draw:image xlink:href="./ObjectReplacements/Object 30" xlink:type="simple" xlink:show="embed" xlink:actuate="onLoad"/></draw:frame><text:s/>llamamos <draw:frame draw:style-name="fr1" text:anchor-type="as-char" svg:width="0.1602in" svg:height="0.2091in" draw:z-index="0"><draw:object xlink:href="./Object 32" xlink:type="simple" xlink:show="embed" xlink:actuate="onLoad"/><draw:image xlink:href="./ObjectReplacements/Object 32" xlink:type="simple" xlink:show="embed" xlink:actuate="onLoad"/></draw:frame>al conjunto de números naturales <draw:frame draw:style-name="fr1" text:anchor-type="as-char" svg:width="0.8283in" svg:height="0.1937in" draw:z-index="0"><draw:object xlink:href="./Object 34" xlink:type="simple" xlink:show="embed" xlink:actuate="onLoad"/><draw:image xlink:href="./ObjectReplacements/Object 34" xlink:type="simple" xlink:show="embed" xlink:actuate="onLoad"/></draw:frame>y llamamos <draw:frame draw:style-name="fr1" text:anchor-type="as-char" svg:width="0.1602in" svg:height="0.2173in" draw:z-index="0"><draw:object xlink:href="./Object 36" xlink:type="simple" xlink:show="embed" xlink:actuate="onLoad"/><draw:image xlink:href="./ObjectReplacements/Object 36" xlink:type="simple" xlink:show="embed" xlink:actuate="onLoad"/></draw:frame>al conjunto de números naturales <draw:frame draw:style-name="fr1" text:anchor-type="as-char" svg:width="0.0161in" svg:height="0.1839in" draw:z-index="0"><draw:object xlink:href="./Object 38" xlink:type="simple" xlink:show="embed" xlink:actuate="onLoad"/><draw:image xlink:href="./ObjectReplacements/Object 38" xlink:type="simple" xlink:show="embed" xlink:actuate="onLoad"/></draw:frame><draw:frame draw:style-name="fr1" text:anchor-type="as-char" svg:width="0.702in" svg:height="0.1937in" draw:z-index="0"><draw:object xlink:href="./Object 40" xlink:type="simple" xlink:show="embed" xlink:actuate="onLoad"/><draw:image xlink:href="./ObjectReplacements/Object 40" xlink:type="simple" xlink:show="embed" xlink:actuate="onLoad"/></draw:frame><text:s/>(es decir sin el 0).</text:p>
      <text:p text:style-name="Standard">Por ejemplo <draw:frame draw:style-name="fr1" text:anchor-type="as-char" svg:width="1.1571in" svg:height="0.2091in" draw:z-index="0"><draw:object xlink:href="./Object 42" xlink:type="simple" xlink:show="embed" xlink:actuate="onLoad"/><draw:image xlink:href="./ObjectReplacements/Object 42" xlink:type="simple" xlink:show="embed" xlink:actuate="onLoad"/></draw:frame><text:s/>y <draw:frame draw:style-name="fr1" text:anchor-type="as-char" svg:width="1.0299in" svg:height="0.2173in" draw:z-index="0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>En <draw:frame draw:style-name="fr1" text:anchor-type="as-char" svg:width="0.1602in" svg:height="0.2091in" draw:z-index="0"><draw:object xlink:href="./Object 46" xlink:type="simple" xlink:show="embed" xlink:actuate="onLoad"/><draw:image xlink:href="./ObjectReplacements/Object 46" xlink:type="simple" xlink:show="embed" xlink:actuate="onLoad"/></draw:frame><text:s/>es posible definir operaciones de suma y multiplicación limitadas a <draw:frame draw:style-name="fr1" text:anchor-type="as-char" svg:width="0.1602in" svg:height="0.2091in" draw:z-index="0"><draw:object xlink:href="./Object 48" xlink:type="simple" xlink:show="embed" xlink:actuate="onLoad"/><draw:image xlink:href="./ObjectReplacements/Object 48" xlink:type="simple" xlink:show="embed" xlink:actuate="onLoad"/></draw:frame><text:s/>empleando el cociente de la división entre <draw:frame draw:style-name="fr1" text:anchor-type="as-char" svg:width="0.0866in" svg:height="0.1839in" draw:z-index="0"><draw:object xlink:href="./Object 50" xlink:type="simple" xlink:show="embed" xlink:actuate="onLoad"/><draw:image xlink:href="./ObjectReplacements/Object 50" xlink:type="simple" xlink:show="embed" xlink:actuate="onLoad"/></draw:frame><text:s/>cuando el resultado de una suma o multiplicación sea <draw:frame draw:style-name="fr1" text:anchor-type="as-char" svg:width="0.0866in" svg:height="0.1839in" draw:z-index="0"><draw:object xlink:href="./Object 52" xlink:type="simple" xlink:show="embed" xlink:actuate="onLoad"/><draw:image xlink:href="./ObjectReplacements/Object 52" xlink:type="simple" xlink:show="embed" xlink:actuate="onLoad"/></draw:frame><text:s/>o superior. <text:s/></text:p>
      <text:p text:style-name="Standard">Por ejemplo en <draw:frame draw:style-name="fr1" text:anchor-type="as-char" svg:width="0.1598in" svg:height="0.2091in" draw:z-index="0"><draw:object xlink:href="./Object 54" xlink:type="simple" xlink:show="embed" xlink:actuate="onLoad"/><draw:image xlink:href="./ObjectReplacements/Object 54" xlink:type="simple" xlink:show="embed" xlink:actuate="onLoad"/></draw:frame><text:s/>está el resultado de la suma <draw:frame draw:style-name="fr1" text:anchor-type="as-char" svg:width="0.2811in" svg:height="0.1839in" draw:z-index="0"><draw:object xlink:href="./Object 56" xlink:type="simple" xlink:show="embed" xlink:actuate="onLoad"/><draw:image xlink:href="./ObjectReplacements/Object 56" xlink:type="simple" xlink:show="embed" xlink:actuate="onLoad"/></draw:frame><text:s/>que es <draw:frame draw:style-name="fr1" text:anchor-type="as-char" svg:width="0.0862in" svg:height="0.1839in" draw:z-index="0"><draw:object xlink:href="./Object 58" xlink:type="simple" xlink:show="embed" xlink:actuate="onLoad"/><draw:image xlink:href="./ObjectReplacements/Object 58" xlink:type="simple" xlink:show="embed" xlink:actuate="onLoad"/></draw:frame>. <text:s/>Pero no está el resultado de la suma <draw:frame draw:style-name="fr1" text:anchor-type="as-char" svg:width="0.2945in" svg:height="0.1839in" draw:z-index="0"><draw:object xlink:href="./Object 60" xlink:type="simple" xlink:show="embed" xlink:actuate="onLoad"/><draw:image xlink:href="./ObjectReplacements/Object 60" xlink:type="simple" xlink:show="embed" xlink:actuate="onLoad"/></draw:frame><text:s/>(i.e <draw:frame draw:style-name="fr1" text:anchor-type="as-char" svg:width="0.1807in" svg:height="0.1839in" draw:z-index="0"><draw:object xlink:href="./Object 62" xlink:type="simple" xlink:show="embed" xlink:actuate="onLoad"/><draw:image xlink:href="./ObjectReplacements/Object 62" xlink:type="simple" xlink:show="embed" xlink:actuate="onLoad"/></draw:frame><text:s/>por lo que se define sacando el residuo al dividir <draw:frame draw:style-name="fr1" text:anchor-type="as-char" svg:width="0.0866in" svg:height="0.1839in" draw:z-index="0"><draw:object xlink:href="./Object 64" xlink:type="simple" xlink:show="embed" xlink:actuate="onLoad"/><draw:image xlink:href="./ObjectReplacements/Object 64" xlink:type="simple" xlink:show="embed" xlink:actuate="onLoad"/></draw:frame><text:s/>entre <draw:frame draw:style-name="fr1" text:anchor-type="as-char" svg:width="0.0854in" svg:height="0.1839in" draw:z-index="0"><draw:object xlink:href="./Object 66" xlink:type="simple" xlink:show="embed" xlink:actuate="onLoad"/><draw:image xlink:href="./ObjectReplacements/Object 66" xlink:type="simple" xlink:show="embed" xlink:actuate="onLoad"/></draw:frame><text:s/>que da <draw:frame draw:style-name="fr1" text:anchor-type="as-char" svg:width="0.0839in" svg:height="0.1839in" draw:z-index="0"><draw:object xlink:href="./Object 68" xlink:type="simple" xlink:show="embed" xlink:actuate="onLoad"/><draw:image xlink:href="./ObjectReplacements/Object 68" xlink:type="simple" xlink:show="embed" xlink:actuate="onLoad"/></draw:frame>. <text:s/>Eso se denota <draw:frame draw:style-name="fr1" text:anchor-type="as-char" svg:width="0.6957in" svg:height="0.2134in" draw:z-index="0"><draw:object xlink:href="./Object 70" xlink:type="simple" xlink:show="embed" xlink:actuate="onLoad"/><draw:image xlink:href="./ObjectReplacements/Object 70" xlink:type="simple" xlink:show="embed" xlink:actuate="onLoad"/></draw:frame><text:s/>que se puede leer <draw:frame draw:style-name="fr1" text:anchor-type="as-char" svg:width="0.2945in" svg:height="0.1839in" draw:z-index="0"><draw:object xlink:href="./Object 72" xlink:type="simple" xlink:show="embed" xlink:actuate="onLoad"/><draw:image xlink:href="./ObjectReplacements/Object 72" xlink:type="simple" xlink:show="embed" xlink:actuate="onLoad"/></draw:frame><text:s/>es congruente a 2 módulo 5. </text:p>
      <text:p text:style-name="Standard"/>
      <text:p text:style-name="Standard">Si llamamos <draw:frame draw:style-name="fr1" text:anchor-type="as-char" svg:width="0.5929in" svg:height="0.2in" draw:z-index="0"><draw:object xlink:href="./Object 74" xlink:type="simple" xlink:show="embed" xlink:actuate="onLoad"/><draw:image xlink:href="./ObjectReplacements/Object 74" xlink:type="simple" xlink:show="embed" xlink:actuate="onLoad"/></draw:frame><text:s/>al residuo de la división entre <draw:frame draw:style-name="fr1" text:anchor-type="as-char" svg:width="0.089in" svg:height="0.1839in" draw:z-index="0"><draw:object xlink:href="./Object 76" xlink:type="simple" xlink:show="embed" xlink:actuate="onLoad"/><draw:image xlink:href="./ObjectReplacements/Object 76" xlink:type="simple" xlink:show="embed" xlink:actuate="onLoad"/></draw:frame><text:s/>y <draw:frame draw:style-name="fr1" text:anchor-type="as-char" svg:width="0.0866in" svg:height="0.1839in" draw:z-index="0"><draw:object xlink:href="./Object 78" xlink:type="simple" xlink:show="embed" xlink:actuate="onLoad"/><draw:image xlink:href="./ObjectReplacements/Object 78" xlink:type="simple" xlink:show="embed" xlink:actuate="onLoad"/></draw:frame>, unas interesantes propiedades de la suma y del producto en <draw:frame draw:style-name="fr1" text:anchor-type="as-char" svg:width="0.1602in" svg:height="0.2091in" draw:z-index="0"><draw:object xlink:href="./Object 80" xlink:type="simple" xlink:show="embed" xlink:actuate="onLoad"/><draw:image xlink:href="./ObjectReplacements/Object 80" xlink:type="simple" xlink:show="embed" xlink:actuate="onLoad"/></draw:frame><text:s/>es que permiten operar con los residuos, es decir dados <draw:frame draw:style-name="fr1" text:anchor-type="as-char" svg:width="0.089in" svg:height="0.1839in" draw:z-index="0"><draw:object xlink:href="./Object 82" xlink:type="simple" xlink:show="embed" xlink:actuate="onLoad"/><draw:image xlink:href="./ObjectReplacements/Object 82" xlink:type="simple" xlink:show="embed" xlink:actuate="onLoad"/></draw:frame><text:s/>y <draw:frame draw:style-name="fr1" text:anchor-type="as-char" svg:width="0.089in" svg:height="0.1839in" draw:z-index="0"><draw:object xlink:href="./Object 84" xlink:type="simple" xlink:show="embed" xlink:actuate="onLoad"/><draw:image xlink:href="./ObjectReplacements/Object 84" xlink:type="simple" xlink:show="embed" xlink:actuate="onLoad"/></draw:frame><text:s/>números naturales arbitrarios <draw:frame draw:style-name="fr1" text:anchor-type="as-char" svg:width="1.7835in" svg:height="0.2134in" draw:z-index="0"><draw:object xlink:href="./Object 86" xlink:type="simple" xlink:show="embed" xlink:actuate="onLoad"/><draw:image xlink:href="./ObjectReplacements/Object 86" xlink:type="simple" xlink:show="embed" xlink:actuate="onLoad"/></draw:frame><text:s/>y también <draw:frame draw:style-name="fr1" text:anchor-type="as-char" svg:width="1.7161in" svg:height="0.2134in" draw:z-index="0"><draw:object xlink:href="./Object 88" xlink:type="simple" xlink:show="embed" xlink:actuate="onLoad"/><draw:image xlink:href="./ObjectReplacements/Object 88" xlink:type="simple" xlink:show="embed" xlink:actuate="onLoad"/></draw:frame>.</text:p>
      <text:p text:style-name="Standard">Así que las operaciones pueden simplificarse mucho por ejemplo en lugar de hacer multiplicaciones o sumas con números grandes, se pueden hacer con números pequeños modulo <draw:frame draw:style-name="fr1" text:anchor-type="as-char" svg:width="0.0866in" svg:height="0.1839in" draw:z-index="0"><draw:object xlink:href="./Object 90" xlink:type="simple" xlink:show="embed" xlink:actuate="onLoad"/><draw:image xlink:href="./ObjectReplacements/Object 90" xlink:type="simple" xlink:show="embed" xlink:actuate="onLoad"/></draw:frame>.</text:p>
      <text:p text:style-name="Standard">Por ejemplo para calcular <draw:frame draw:style-name="fr1" text:anchor-type="as-char" svg:width="0.5972in" svg:height="0.1839in" draw:z-index="0"><draw:object xlink:href="./Object 92" xlink:type="simple" xlink:show="embed" xlink:actuate="onLoad"/><draw:image xlink:href="./ObjectReplacements/Object 92" xlink:type="simple" xlink:show="embed" xlink:actuate="onLoad"/></draw:frame>en <draw:frame draw:style-name="fr1" text:anchor-type="as-char" svg:width="0.1598in" svg:height="0.2091in" draw:z-index="0"><draw:object xlink:href="./Object 94" xlink:type="simple" xlink:show="embed" xlink:actuate="onLoad"/><draw:image xlink:href="./ObjectReplacements/Object 94" xlink:type="simple" xlink:show="embed" xlink:actuate="onLoad"/></draw:frame><text:s/>en lugar de obtener el gran producto <draw:frame draw:style-name="fr1" text:anchor-type="as-char" svg:width="0.4181in" svg:height="0.1839in" draw:z-index="0"><draw:object xlink:href="./Object 96" xlink:type="simple" xlink:show="embed" xlink:actuate="onLoad"/><draw:image xlink:href="./ObjectReplacements/Object 96" xlink:type="simple" xlink:show="embed" xlink:actuate="onLoad"/></draw:frame><text:s/>para después obtener <draw:frame draw:style-name="fr1" text:anchor-type="as-char" svg:width="0.0862in" svg:height="0.1839in" draw:z-index="0"><draw:object xlink:href="./Object 98" xlink:type="simple" xlink:show="embed" xlink:actuate="onLoad"/><draw:image xlink:href="./ObjectReplacements/Object 98" xlink:type="simple" xlink:show="embed" xlink:actuate="onLoad"/></draw:frame><text:s/>como residuo de la división entre 5, se pueden primero obtener los residuos <draw:frame draw:style-name="fr1" text:anchor-type="as-char" svg:width="0.9201in" svg:height="0.2in" draw:z-index="0"><draw:object xlink:href="./Object 100" xlink:type="simple" xlink:show="embed" xlink:actuate="onLoad"/><draw:image xlink:href="./ObjectReplacements/Object 100" xlink:type="simple" xlink:show="embed" xlink:actuate="onLoad"/></draw:frame><text:s/>y <draw:frame draw:style-name="fr1" text:anchor-type="as-char" svg:width="0.9354in" svg:height="0.2in" draw:z-index="0"><draw:object xlink:href="./Object 102" xlink:type="simple" xlink:show="embed" xlink:actuate="onLoad"/><draw:image xlink:href="./ObjectReplacements/Object 102" xlink:type="simple" xlink:show="embed" xlink:actuate="onLoad"/></draw:frame><text:s/>y efectuar después el producto <draw:frame draw:style-name="fr1" text:anchor-type="as-char" svg:width="0.2492in" svg:height="0.1839in" draw:z-index="0"><draw:object xlink:href="./Object 104" xlink:type="simple" xlink:show="embed" xlink:actuate="onLoad"/><draw:image xlink:href="./ObjectReplacements/Object 104" xlink:type="simple" xlink:show="embed" xlink:actuate="onLoad"/></draw:frame><text:s/>para concluir <draw:frame draw:style-name="fr1" text:anchor-type="as-char" svg:width="0.8508in" svg:height="0.2091in" draw:z-index="0"><draw:object xlink:href="./Object 106" xlink:type="simple" xlink:show="embed" xlink:actuate="onLoad"/><draw:image xlink:href="./ObjectReplacements/Object 106" xlink:type="simple" xlink:show="embed" xlink:actuate="onLoad"/></draw:frame>.</text:p>
      <text:p text:style-name="Standard"/>
      <text:p text:style-name="Standard">Por ser extensiones de las operaciones entre números naturales, la suma así definida cumple las siguientes propiedades (que llamamos propiedades de grupo):</text:p>
      <text:list xml:id="list1190126137" text:style-name="WWNum1">
        <text:list-item>
          <text:p text:style-name="P6">Existencia de identidad de la suma, que es el <draw:frame draw:style-name="fr1" text:anchor-type="as-char" svg:width="0.0874in" svg:height="0.1839in" draw:z-index="0"><draw:object xlink:href="./Object 108" xlink:type="simple" xlink:show="embed" xlink:actuate="onLoad"/><draw:image xlink:href="./ObjectReplacements/Object 108" xlink:type="simple" xlink:show="embed" xlink:actuate="onLoad"/></draw:frame><text:s/>porque para cualquier natural <draw:frame draw:style-name="fr1" text:anchor-type="as-char" svg:width="0.389in" svg:height="0.2091in" draw:z-index="0"><draw:object xlink:href="./Object 110" xlink:type="simple" xlink:show="embed" xlink:actuate="onLoad"/><draw:image xlink:href="./ObjectReplacements/Object 110" xlink:type="simple" xlink:show="embed" xlink:actuate="onLoad"/></draw:frame>se da que <draw:frame draw:style-name="fr1" text:anchor-type="as-char" svg:width="0.7028in" svg:height="0.2134in" draw:z-index="0"><draw:object xlink:href="./Object 112" xlink:type="simple" xlink:show="embed" xlink:actuate="onLoad"/><draw:image xlink:href="./ObjectReplacements/Object 112" xlink:type="simple" xlink:show="embed" xlink:actuate="onLoad"/></draw:frame></text:p>
        </text:list-item>
        <text:list-item>
          <text:p text:style-name="P6">Conmutatividad de la suma <text:s/>porque al sumar 2 operandos pueden ponerse en cualquier orden y darán el mismo resultado (lo que no ocurre por ejemplo con la resta), es decir para cualquier par <draw:frame draw:style-name="fr1" text:anchor-type="as-char" svg:width="0.8689in" svg:height="0.2091in" draw:z-index="0"><draw:object xlink:href="./Object 114" xlink:type="simple" xlink:show="embed" xlink:actuate="onLoad"/><draw:image xlink:href="./ObjectReplacements/Object 114" xlink:type="simple" xlink:show="embed" xlink:actuate="onLoad"/></draw:frame><text:s/>se cumple <draw:frame draw:style-name="fr1" text:anchor-type="as-char" svg:width="1.0598in" svg:height="0.2134in" draw:z-index="0"><draw:object xlink:href="./Object 116" xlink:type="simple" xlink:show="embed" xlink:actuate="onLoad"/><draw:image xlink:href="./ObjectReplacements/Object 116" xlink:type="simple" xlink:show="embed" xlink:actuate="onLoad"/></draw:frame></text:p>
        </text:list-item>
        <text:list-item>
          <text:p text:style-name="P6">Asociatividad de la suma porque al sumar 3 operandos, el resultado será siempre el mismo independiente del par de operandos con los que se empiece, es decir para cualquier trío <draw:frame draw:style-name="fr1" text:anchor-type="as-char" svg:width="1.3256in" svg:height="0.2091in" draw:z-index="0"><draw:object xlink:href="./Object 118" xlink:type="simple" xlink:show="embed" xlink:actuate="onLoad"/><draw:image xlink:href="./ObjectReplacements/Object 118" xlink:type="simple" xlink:show="embed" xlink:actuate="onLoad"/></draw:frame><text:s/>se cumple <text:s/><draw:frame draw:style-name="fr1" text:anchor-type="as-char" svg:width="1.4516in" svg:height="0.2134in" draw:z-index="0"><draw:object xlink:href="./Object 120" xlink:type="simple" xlink:show="embed" xlink:actuate="onLoad"/><draw:image xlink:href="./ObjectReplacements/Object 120" xlink:type="simple" xlink:show="embed" xlink:actuate="onLoad"/></draw:frame><text:s/>y <text:s/><draw:frame draw:style-name="fr1" text:anchor-type="as-char" svg:width="1.3161in" svg:height="0.2134in" draw:z-index="0"><draw:object xlink:href="./Object 122" xlink:type="simple" xlink:show="embed" xlink:actuate="onLoad"/><draw:image xlink:href="./ObjectReplacements/Object 122" xlink:type="simple" xlink:show="embed" xlink:actuate="onLoad"/></draw:frame></text:p>
        </text:list-item>
        <text:list-item>
          <text:p text:style-name="P6">Existencia de inversos para la suma, porque dado <draw:frame draw:style-name="fr1" text:anchor-type="as-char" svg:width="0.389in" svg:height="0.2091in" draw:z-index="0"><draw:object xlink:href="./Object 124" xlink:type="simple" xlink:show="embed" xlink:actuate="onLoad"/><draw:image xlink:href="./ObjectReplacements/Object 124" xlink:type="simple" xlink:show="embed" xlink:actuate="onLoad"/></draw:frame><text:s/>al sumarse con <draw:frame draw:style-name="fr1" text:anchor-type="as-char" svg:width="0.6154in" svg:height="0.2091in" draw:z-index="0"><draw:object xlink:href="./Object 126" xlink:type="simple" xlink:show="embed" xlink:actuate="onLoad"/><draw:image xlink:href="./ObjectReplacements/Object 126" xlink:type="simple" xlink:show="embed" xlink:actuate="onLoad"/></draw:frame><text:s/>dará la identidad de la suma 0. <text:s/>Por lo que el inverso aditivo de <draw:frame draw:style-name="fr1" text:anchor-type="as-char" svg:width="0.0917in" svg:height="0.1839in" draw:z-index="0"><draw:object xlink:href="./Object 128" xlink:type="simple" xlink:show="embed" xlink:actuate="onLoad"/><draw:image xlink:href="./ObjectReplacements/Object 128" xlink:type="simple" xlink:show="embed" xlink:actuate="onLoad"/></draw:frame><text:s/>(que se denota <draw:frame draw:style-name="fr1" text:anchor-type="as-char" svg:width="0.2272in" svg:height="0.1839in" draw:z-index="0"><draw:object xlink:href="./Object 130" xlink:type="simple" xlink:show="embed" xlink:actuate="onLoad"/><draw:image xlink:href="./ObjectReplacements/Object 130" xlink:type="simple" xlink:show="embed" xlink:actuate="onLoad"/></draw:frame>) será <draw:frame draw:style-name="fr1" text:anchor-type="as-char" svg:width="0.3181in" svg:height="0.1839in" draw:z-index="0"><draw:object xlink:href="./Object 132" xlink:type="simple" xlink:show="embed" xlink:actuate="onLoad"/><draw:image xlink:href="./ObjectReplacements/Object 132" xlink:type="simple" xlink:show="embed" xlink:actuate="onLoad"/></draw:frame></text:p>
        </text:list-item>
      </text:list>
      <text:p text:style-name="Standard"/>
      <text:p text:style-name="Standard">También la suma y el producto cumplen la propiedad de distributividad, propiedad que relaciona las operaciones de suma y producto:</text:p>
      <text:list xml:id="list164145891555302" text:continue-numbering="true" text:style-name="WWNum1">
        <text:list-item>
          <text:p text:style-name="P6">Distributividad: para cualquier trío <draw:frame draw:style-name="fr1" text:anchor-type="as-char" svg:width="1.3256in" svg:height="0.2091in" draw:z-index="0"><draw:object xlink:href="./Object 134" xlink:type="simple" xlink:show="embed" xlink:actuate="onLoad"/><draw:image xlink:href="./ObjectReplacements/Object 134" xlink:type="simple" xlink:show="embed" xlink:actuate="onLoad"/></draw:frame><text:s/>se da <text:s/><draw:frame draw:style-name="fr1" text:anchor-type="as-char" svg:width="1.4283in" svg:height="0.2134in" draw:z-index="0"><draw:object xlink:href="./Object 136" xlink:type="simple" xlink:show="embed" xlink:actuate="onLoad"/><draw:image xlink:href="./ObjectReplacements/Object 136" xlink:type="simple" xlink:show="embed" xlink:actuate="onLoad"/></draw:frame></text:p>
        </text:list-item>
      </text:list>
      <text:p text:style-name="P4"/>
      <text:p text:style-name="P4">Por su parte el producto en <draw:frame draw:style-name="fr1" text:anchor-type="as-char" svg:width="0.1602in" svg:height="0.2091in" draw:z-index="0"><draw:object xlink:href="./Object 138" xlink:type="simple" xlink:show="embed" xlink:actuate="onLoad"/><draw:image xlink:href="./ObjectReplacements/Object 138" xlink:type="simple" xlink:show="embed" xlink:actuate="onLoad"/></draw:frame><text:s/>cumple 3 de las propiedades de grupo:</text:p>
      <text:list xml:id="list164146579676112" text:continue-numbering="true" text:style-name="WWNum1">
        <text:list-item>
          <text:p text:style-name="P6">Existencia de identidad de la multiplicación, que es el <draw:frame draw:style-name="fr1" text:anchor-type="as-char" svg:width="0.0835in" svg:height="0.1839in" draw:z-index="0"><draw:object xlink:href="./Object 140" xlink:type="simple" xlink:show="embed" xlink:actuate="onLoad"/><draw:image xlink:href="./ObjectReplacements/Object 140" xlink:type="simple" xlink:show="embed" xlink:actuate="onLoad"/></draw:frame><text:s/>porque para cualquier natural <draw:frame draw:style-name="fr1" text:anchor-type="as-char" svg:width="0.422in" svg:height="0.2217in" draw:z-index="0"><draw:object xlink:href="./Object 142" xlink:type="simple" xlink:show="embed" xlink:actuate="onLoad"/><draw:image xlink:href="./ObjectReplacements/Object 142" xlink:type="simple" xlink:show="embed" xlink:actuate="onLoad"/></draw:frame><text:s/>se da que <draw:frame draw:style-name="fr1" text:anchor-type="as-char" svg:width="0.6646in" svg:height="0.2134in" draw:z-index="0"><draw:object xlink:href="./Object 144" xlink:type="simple" xlink:show="embed" xlink:actuate="onLoad"/><draw:image xlink:href="./ObjectReplacements/Object 144" xlink:type="simple" xlink:show="embed" xlink:actuate="onLoad"/></draw:frame></text:p>
        </text:list-item>
        <text:list-item>
          <text:p text:style-name="P6">Conmutatividad del producto, es decir para cualquier par <draw:frame draw:style-name="fr1" text:anchor-type="as-char" svg:width="0.8689in" svg:height="0.2091in" draw:z-index="0"><draw:object xlink:href="./Object 146" xlink:type="simple" xlink:show="embed" xlink:actuate="onLoad"/><draw:image xlink:href="./ObjectReplacements/Object 146" xlink:type="simple" xlink:show="embed" xlink:actuate="onLoad"/></draw:frame><text:s/>se cumple <draw:frame draw:style-name="fr1" text:anchor-type="as-char" svg:width="0.9925in" svg:height="0.2134in" draw:z-index="0"><draw:object xlink:href="./Object 148" xlink:type="simple" xlink:show="embed" xlink:actuate="onLoad"/><draw:image xlink:href="./ObjectReplacements/Object 148" xlink:type="simple" xlink:show="embed" xlink:actuate="onLoad"/></draw:frame><text:s text:c="2"/></text:p>
        </text:list-item>
        <text:list-item>
          <text:p text:style-name="P6">Asociatividad de la multiplicación, para cualquier trío <draw:frame draw:style-name="fr1" text:anchor-type="as-char" svg:width="1.3256in" svg:height="0.2091in" draw:z-index="0"><draw:object xlink:href="./Object 150" xlink:type="simple" xlink:show="embed" xlink:actuate="onLoad"/><draw:image xlink:href="./ObjectReplacements/Object 150" xlink:type="simple" xlink:show="embed" xlink:actuate="onLoad"/></draw:frame><text:s/>se cumple <text:s/><draw:frame draw:style-name="fr1" text:anchor-type="as-char" svg:width="1.3161in" svg:height="0.2134in" draw:z-index="0"><draw:object xlink:href="./Object 152" xlink:type="simple" xlink:show="embed" xlink:actuate="onLoad"/><draw:image xlink:href="./ObjectReplacements/Object 152" xlink:type="simple" xlink:show="embed" xlink:actuate="onLoad"/></draw:frame></text:p>
        </text:list-item>
      </text:list>
      <text:p text:style-name="P4"/>
      <text:p text:style-name="P4">En los números enteros no hay inversos multiplicativos, como si los hay en los números racionales (donde el inverso por ejemplo de <draw:frame draw:style-name="fr1" text:anchor-type="as-char" svg:width="0.0866in" svg:height="0.1839in" draw:z-index="0"><draw:object xlink:href="./Object 154" xlink:type="simple" xlink:show="embed" xlink:actuate="onLoad"/><draw:image xlink:href="./ObjectReplacements/Object 154" xlink:type="simple" xlink:show="embed" xlink:actuate="onLoad"/></draw:frame><text:s/>es <draw:frame draw:style-name="fr1" text:anchor-type="as-char" svg:width="0.1201in" svg:height="0.3929in" draw:z-index="0"><draw:object xlink:href="./Object 156" xlink:type="simple" xlink:show="embed" xlink:actuate="onLoad"/><draw:image xlink:href="./ObjectReplacements/Object 156" xlink:type="simple" xlink:show="embed" xlink:actuate="onLoad"/></draw:frame><text:s/>pues <draw:frame draw:style-name="fr1" text:anchor-type="as-char" svg:width="0.5098in" svg:height="0.3929in" draw:z-index="0"><draw:object xlink:href="./Object 158" xlink:type="simple" xlink:show="embed" xlink:actuate="onLoad"/><draw:image xlink:href="./ObjectReplacements/Object 158" xlink:type="simple" xlink:show="embed" xlink:actuate="onLoad"/></draw:frame>es decir la identidad de la multiplicación).</text:p>
      <text:p text:style-name="P4"/>
      <text:p text:style-name="Standard">Pero curiosamente en <draw:frame draw:style-name="fr1" text:anchor-type="as-char" svg:width="0.1602in" svg:height="0.2173in" draw:z-index="0"><draw:object xlink:href="./Object 160" xlink:type="simple" xlink:show="embed" xlink:actuate="onLoad"/><draw:image xlink:href="./ObjectReplacements/Object 160" xlink:type="simple" xlink:show="embed" xlink:actuate="onLoad"/></draw:frame><text:s/>si hay algunos inversos multiplicativos. <text:s/>Por ejemplo en <draw:frame draw:style-name="fr1" text:anchor-type="as-char" svg:width="0.1654in" svg:height="0.2091in" draw:z-index="0"><draw:object xlink:href="./Object 162" xlink:type="simple" xlink:show="embed" xlink:actuate="onLoad"/><draw:image xlink:href="./ObjectReplacements/Object 162" xlink:type="simple" xlink:show="embed" xlink:actuate="onLoad"/></draw:frame><text:s/>el inverso multiplicativo de <draw:frame draw:style-name="fr1" text:anchor-type="as-char" svg:width="0.0862in" svg:height="0.1839in" draw:z-index="0"><draw:object xlink:href="./Object 164" xlink:type="simple" xlink:show="embed" xlink:actuate="onLoad"/><draw:image xlink:href="./ObjectReplacements/Object 164" xlink:type="simple" xlink:show="embed" xlink:actuate="onLoad"/></draw:frame><text:s/>es <draw:frame draw:style-name="fr1" text:anchor-type="as-char" svg:width="0.0862in" svg:height="0.1839in" draw:z-index="0"><draw:object xlink:href="./Object 166" xlink:type="simple" xlink:show="embed" xlink:actuate="onLoad"/><draw:image xlink:href="./ObjectReplacements/Object 166" xlink:type="simple" xlink:show="embed" xlink:actuate="onLoad"/></draw:frame>porque <draw:frame draw:style-name="fr1" text:anchor-type="as-char" svg:width="0.5366in" svg:height="0.2091in" draw:z-index="0"><draw:object xlink:href="./Object 168" xlink:type="simple" xlink:show="embed" xlink:actuate="onLoad"/><draw:image xlink:href="./ObjectReplacements/Object 168" xlink:type="simple" xlink:show="embed" xlink:actuate="onLoad"/></draw:frame><text:s/>aunque no haya inverso para <draw:frame draw:style-name="fr1" text:anchor-type="as-char" svg:width="0.0839in" svg:height="0.1839in" draw:z-index="0"><draw:object xlink:href="./Object 170" xlink:type="simple" xlink:show="embed" xlink:actuate="onLoad"/><draw:image xlink:href="./ObjectReplacements/Object 170" xlink:type="simple" xlink:show="embed" xlink:actuate="onLoad"/></draw:frame>.</text:p>
      <text:p text:style-name="Standard"/>
      <text:p text:style-name="Standard">Cuando <draw:frame draw:style-name="fr1" text:anchor-type="as-char" svg:width="0.1047in" svg:height="0.1839in" draw:z-index="0"><draw:object xlink:href="./Object 172" xlink:type="simple" xlink:show="embed" xlink:actuate="onLoad"/><draw:image xlink:href="./ObjectReplacements/Object 172" xlink:type="simple" xlink:show="embed" xlink:actuate="onLoad"/></draw:frame><text:s/>es número primo, Dios quiso que <draw:frame draw:style-name="fr1" text:anchor-type="as-char" svg:width="0.2571in" svg:height="0.2217in" draw:z-index="0"><draw:object xlink:href="./Object 174" xlink:type="simple" xlink:show="embed" xlink:actuate="onLoad"/><draw:image xlink:href="./ObjectReplacements/Object 174" xlink:type="simple" xlink:show="embed" xlink:actuate="onLoad"/></draw:frame><text:s/>tuviera la propiedad de existencia de inversos:</text:p>
      <text:list xml:id="list164146180755875" text:continue-numbering="true" text:style-name="WWNum1">
        <text:list-item>
          <text:p text:style-name="P6">Dado <draw:frame draw:style-name="fr1" text:anchor-type="as-char" svg:width="0.3992in" svg:height="0.2091in" draw:z-index="0"><draw:object xlink:href="./Object 176" xlink:type="simple" xlink:show="embed" xlink:actuate="onLoad"/><draw:image xlink:href="./ObjectReplacements/Object 176" xlink:type="simple" xlink:show="embed" xlink:actuate="onLoad"/></draw:frame><text:s/>existe un <draw:frame draw:style-name="fr1" text:anchor-type="as-char" svg:width="0.4134in" svg:height="0.2091in" draw:z-index="0"><draw:object xlink:href="./Object 178" xlink:type="simple" xlink:show="embed" xlink:actuate="onLoad"/><draw:image xlink:href="./ObjectReplacements/Object 178" xlink:type="simple" xlink:show="embed" xlink:actuate="onLoad"/></draw:frame><text:s/>tal que <draw:frame draw:style-name="fr1" text:anchor-type="as-char" svg:width="0.5673in" svg:height="0.2091in" draw:z-index="0"><draw:object xlink:href="./Object 180" xlink:type="simple" xlink:show="embed" xlink:actuate="onLoad"/><draw:image xlink:href="./ObjectReplacements/Object 180" xlink:type="simple" xlink:show="embed" xlink:actuate="onLoad"/></draw:frame><text:s/>a tal elemento lo denotamos <draw:frame draw:style-name="fr1" text:anchor-type="as-char" svg:width="0.2165in" svg:height="0.2075in" draw:z-index="0"><draw:object xlink:href="./Object 182" xlink:type="simple" xlink:show="embed" xlink:actuate="onLoad"/><draw:image xlink:href="./ObjectReplacements/Object 182" xlink:type="simple" xlink:show="embed" xlink:actuate="onLoad"/></draw:frame>y le llamamos inverso multiplicativo de <draw:frame draw:style-name="fr1" text:anchor-type="as-char" svg:width="0.0917in" svg:height="0.1839in" draw:z-index="0"><draw:object xlink:href="./Object 184" xlink:type="simple" xlink:show="embed" xlink:actuate="onLoad"/><draw:image xlink:href="./ObjectReplacements/Object 184" xlink:type="simple" xlink:show="embed" xlink:actuate="onLoad"/></draw:frame><text:s/></text:p>
        </text:list-item>
      </text:list>
      <text:p text:style-name="Standard"/>
      <text:p text:style-name="P7"/>
      <text:p text:style-name="Standard">Por ejemplo en <draw:frame draw:style-name="fr1" text:anchor-type="as-char" svg:width="0.1598in" svg:height="0.2173in" draw:z-index="0"><draw:object xlink:href="./Object 186" xlink:type="simple" xlink:show="embed" xlink:actuate="onLoad"/><draw:image xlink:href="./ObjectReplacements/Object 186" xlink:type="simple" xlink:show="embed" xlink:actuate="onLoad"/></draw:frame><text:s/>los inversos son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draw:frame draw:style-name="fr1" text:anchor-type="as-char" svg:width="0.0917in" svg:height="0.1839in" draw:z-index="0"><draw:object xlink:href="./Object 188" xlink:type="simple" xlink:show="embed" xlink:actuate="onLoad"/><draw:image xlink:href="./ObjectReplacements/Object 188" xlink:type="simple" xlink:show="embed" xlink:actuate="onLoad"/></draw:frame></text:p>
          </table:table-cell>
          <table:table-cell table:style-name="Table1.A1" office:value-type="string">
            <text:p text:style-name="P8"><draw:frame draw:style-name="fr1" text:anchor-type="as-char" svg:width="0.2165in" svg:height="0.2075in" draw:z-index="0"><draw:object xlink:href="./Object 190" xlink:type="simple" xlink:show="embed" xlink:actuate="onLoad"/><draw:image xlink:href="./ObjectReplacements/Object 190" xlink:type="simple" xlink:show="embed" xlink:actuate="onLoad"/></draw:frame></text:p>
          </table:table-cell>
          <table:table-cell table:style-name="Table1.A1" office:value-type="string">
            <text:p text:style-name="P8">Producto en <draw:frame draw:style-name="fr1" text:anchor-type="as-char" svg:width="0.1083in" svg:height="0.1839in" draw:z-index="0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1.A1" office:value-type="string">
            <text:p text:style-name="P8">Producto en <draw:frame draw:style-name="fr1" text:anchor-type="as-char" svg:width="0.1598in" svg:height="0.2173in" draw:z-index="0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1</text:p>
          </table:table-cell>
        </table:table-row>
      </table:table>
      <text:p text:style-name="Standard"/>
      <text:p text:style-name="Standard">Por cumplir esas 9 propiedades con las operaciones de suma y producto definidas, decimos que <draw:frame draw:style-name="fr1" text:anchor-type="as-char" svg:width="0.1717in" svg:height="0.2091in" draw:z-index="0"><draw:object xlink:href="./Object 196" xlink:type="simple" xlink:show="embed" xlink:actuate="onLoad"/><draw:image xlink:href="./ObjectReplacements/Object 196" xlink:type="simple" xlink:show="embed" xlink:actuate="onLoad"/></draw:frame><text:s/>con <draw:frame draw:style-name="fr1" text:anchor-type="as-char" svg:width="0.1047in" svg:height="0.1839in" draw:z-index="0"><draw:object xlink:href="./Object 198" xlink:type="simple" xlink:show="embed" xlink:actuate="onLoad"/><draw:image xlink:href="./ObjectReplacements/Object 198" xlink:type="simple" xlink:show="embed" xlink:actuate="onLoad"/></draw:frame><text:s/>primo, es un <text:span text:style-name="T2">campo</text:span> (como también lo son los racionales, pero no los son los enteros).</text:p>
      <text:p text:style-name="Standard"/>
      <text:p text:style-name="Standard">Dado que tenemos multiplicación, podemos definir la potenciación para cualquier <draw:frame draw:style-name="fr1" text:anchor-type="as-char" svg:width="0.3992in" svg:height="0.2091in" draw:z-index="0"><draw:object xlink:href="./Object 200" xlink:type="simple" xlink:show="embed" xlink:actuate="onLoad"/><draw:image xlink:href="./ObjectReplacements/Object 200" xlink:type="simple" xlink:show="embed" xlink:actuate="onLoad"/></draw:frame>así</text:p>
      <text:p text:style-name="Standard"><draw:frame draw:style-name="fr1" text:anchor-type="as-char" svg:width="0.4244in" svg:height="0.2327in" draw:z-index="0"><draw:object xlink:href="./Object 202" xlink:type="simple" xlink:show="embed" xlink:actuate="onLoad"/><draw:image xlink:href="./ObjectReplacements/Object 202" xlink:type="simple" xlink:show="embed" xlink:actuate="onLoad"/></draw:frame>y si <draw:frame draw:style-name="fr1" text:anchor-type="as-char" svg:width="0.089in" svg:height="0.1839in" draw:z-index="0"><draw:object xlink:href="./Object 204" xlink:type="simple" xlink:show="embed" xlink:actuate="onLoad"/><draw:image xlink:href="./ObjectReplacements/Object 204" xlink:type="simple" xlink:show="embed" xlink:actuate="onLoad"/></draw:frame><text:s/>es un entero positivo <draw:frame draw:style-name="fr1" text:anchor-type="as-char" svg:width="0.7917in" svg:height="0.2327in" draw:z-index="0"><draw:object xlink:href="./Object 206" xlink:type="simple" xlink:show="embed" xlink:actuate="onLoad"/><draw:image xlink:href="./ObjectReplacements/Object 206" xlink:type="simple" xlink:show="embed" xlink:actuate="onLoad"/></draw:frame><text:s/></text:p>
      <text:p text:style-name="Standard">Que junto con la notación para inversos multiplicativos (en el caso de <draw:frame draw:style-name="fr1" text:anchor-type="as-char" svg:width="0.1717in" svg:height="0.2091in" draw:z-index="0"><draw:object xlink:href="./Object 208" xlink:type="simple" xlink:show="embed" xlink:actuate="onLoad"/><draw:image xlink:href="./ObjectReplacements/Object 208" xlink:type="simple" xlink:show="embed" xlink:actuate="onLoad"/></draw:frame>) gozará de las propiedades típicas de la potenciación, por ejemplo <draw:frame draw:style-name="fr1" text:anchor-type="as-char" svg:width="0.8811in" svg:height="0.2602in" draw:z-index="0"><draw:object xlink:href="./Object 210" xlink:type="simple" xlink:show="embed" xlink:actuate="onLoad"/><draw:image xlink:href="./ObjectReplacements/Object 210" xlink:type="simple" xlink:show="embed" xlink:actuate="onLoad"/></draw:frame><text:s/>y <draw:frame draw:style-name="fr1" text:anchor-type="as-char" svg:width="0.9862in" svg:height="0.2327in" draw:z-index="0"><draw:object xlink:href="./Object 212" xlink:type="simple" xlink:show="embed" xlink:actuate="onLoad"/><draw:image xlink:href="./ObjectReplacements/Object 212" xlink:type="simple" xlink:show="embed" xlink:actuate="onLoad"/></draw:frame>por lo que <draw:frame draw:style-name="fr1" text:anchor-type="as-char" svg:width="0.939in" svg:height="0.2602in" draw:z-index="0"><draw:object xlink:href="./Object 214" xlink:type="simple" xlink:show="embed" xlink:actuate="onLoad"/><draw:image xlink:href="./ObjectReplacements/Object 214" xlink:type="simple" xlink:show="embed" xlink:actuate="onLoad"/></draw:frame></text:p>
      <text:p text:style-name="Standard"/>
      <text:p text:style-name="Standard"/>
      <text:p text:style-name="Standard">Tomemos un primo pequeño arbitrario, digamos <draw:frame draw:style-name="fr1" text:anchor-type="as-char" svg:width="0.3299in" svg:height="0.1839in" draw:z-index="0"><draw:object xlink:href="./Object 216" xlink:type="simple" xlink:show="embed" xlink:actuate="onLoad"/><draw:image xlink:href="./ObjectReplacements/Object 216" xlink:type="simple" xlink:show="embed" xlink:actuate="onLoad"/></draw:frame><text:s/>por lo que <draw:frame draw:style-name="fr1" text:anchor-type="as-char" svg:width="1.2575in" svg:height="0.2091in" draw:z-index="0"><draw:object xlink:href="./Object 218" xlink:type="simple" xlink:show="embed" xlink:actuate="onLoad"/><draw:image xlink:href="./ObjectReplacements/Object 218" xlink:type="simple" xlink:show="embed" xlink:actuate="onLoad"/></draw:frame><text:s/>y <draw:frame draw:style-name="fr1" text:anchor-type="as-char" svg:width="1.0417in" svg:height="0.2173in" draw:z-index="0"><draw:object xlink:href="./Object 220" xlink:type="simple" xlink:show="embed" xlink:actuate="onLoad"/><draw:image xlink:href="./ObjectReplacements/Object 220" xlink:type="simple" xlink:show="embed" xlink:actuate="onLoad"/></draw:frame><text:s/>y calculemos varias potenciaciones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8"><draw:frame draw:style-name="fr1" text:anchor-type="as-char" svg:width="0.089in" svg:height="0.1839in" draw:z-index="0"><draw:object xlink:href="./Object 222" xlink:type="simple" xlink:show="embed" xlink:actuate="onLoad"/><draw:image xlink:href="./ObjectReplacements/Object 222" xlink:type="simple" xlink:show="embed" xlink:actuate="onLoad"/></draw:frame></text:p>
          </table:table-cell>
          <table:table-cell table:style-name="Table2.A1" office:value-type="string">
            <text:p text:style-name="P8"><draw:frame draw:style-name="fr1" text:anchor-type="as-char" svg:width="0.1409in" svg:height="0.2075in" draw:z-index="0"><draw:object xlink:href="./Object 224" xlink:type="simple" xlink:show="embed" xlink:actuate="onLoad"/><draw:image xlink:href="./ObjectReplacements/Object 224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39in" svg:height="0.2075in" draw:z-index="0"><draw:object xlink:href="./Object 226" xlink:type="simple" xlink:show="embed" xlink:actuate="onLoad"/><draw:image xlink:href="./ObjectReplacements/Object 226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39in" svg:height="0.2075in" draw:z-index="0"><draw:object xlink:href="./Object 228" xlink:type="simple" xlink:show="embed" xlink:actuate="onLoad"/><draw:image xlink:href="./ObjectReplacements/Object 228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398in" svg:height="0.2075in" draw:z-index="0"><draw:object xlink:href="./Object 230" xlink:type="simple" xlink:show="embed" xlink:actuate="onLoad"/><draw:image xlink:href="./ObjectReplacements/Object 230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453in" svg:height="0.2075in" draw:z-index="0"><draw:object xlink:href="./Object 232" xlink:type="simple" xlink:show="embed" xlink:actuate="onLoad"/><draw:image xlink:href="./ObjectReplacements/Object 232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398in" svg:height="0.2075in" draw:z-index="0"><draw:object xlink:href="./Object 234" xlink:type="simple" xlink:show="embed" xlink:actuate="onLoad"/><draw:image xlink:href="./ObjectReplacements/Object 234" xlink:type="simple" xlink:show="embed" xlink:actuate="onLoad"/></draw:frame></text:p>
          </table:table-cell>
          <table:table-cell table:style-name="Table2.A1" office:value-type="string">
            <text:p text:style-name="P2"><draw:frame draw:style-name="fr1" text:anchor-type="as-char" svg:width="0.1409in" svg:height="0.2075in" draw:z-index="0"><draw:object xlink:href="./Object 236" xlink:type="simple" xlink:show="embed" xlink:actuate="onLoad"/><draw:image xlink:href="./ObjectReplacements/Object 236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  <table:table-cell table:style-name="Table2.A1" office:value-type="string">
            <text:p text:style-name="P8">0</text:p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1</text:p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4</text:p>
          </table:table-cell>
        </table:table-row>
        <table:table-row table:style-name="Table2.1"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4</text:p>
          </table:table-cell>
        </table:table-row>
        <table:table-row table:style-name="Table2.1"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1</text:p>
          </table:table-cell>
        </table:table-row>
      </table:table>
      <text:p text:style-name="Standard"/>
      <text:p text:style-name="Standard">Note que las potencias de 0, 1 y 4 se limitan respectivamente a {1,0}, {1} y {1,4}. <text:s/>En cambio las potencias de 2 y de 3 dan {1,2,3,4} así que decimos que 2 y 3 son <text:span text:style-name="T2">generadores</text:span> del grupo multiplicativo <draw:frame draw:style-name="fr1" text:anchor-type="as-char" svg:width="0.1598in" svg:height="0.2173in" draw:z-index="0"><draw:object xlink:href="./Object 238" xlink:type="simple" xlink:show="embed" xlink:actuate="onLoad"/><draw:image xlink:href="./ObjectReplacements/Object 238" xlink:type="simple" xlink:show="embed" xlink:actuate="onLoad"/></draw:frame>.</text:p>
      <text:p text:style-name="Standard"/>
      <text:p text:style-name="Standard">Para cada grupo multiplicativo <draw:frame draw:style-name="fr1" text:anchor-type="as-char" svg:width="0.1717in" svg:height="0.2173in" draw:z-index="0"><draw:object xlink:href="./Object 240" xlink:type="simple" xlink:show="embed" xlink:actuate="onLoad"/><draw:image xlink:href="./ObjectReplacements/Object 240" xlink:type="simple" xlink:show="embed" xlink:actuate="onLoad"/></draw:frame><text:s text:c="2"/>con <draw:frame draw:style-name="fr1" text:anchor-type="as-char" svg:width="0.1047in" svg:height="0.1839in" draw:z-index="0"><draw:object xlink:href="./Object 242" xlink:type="simple" xlink:show="embed" xlink:actuate="onLoad"/><draw:image xlink:href="./ObjectReplacements/Object 242" xlink:type="simple" xlink:show="embed" xlink:actuate="onLoad"/></draw:frame><text:s/>primo, hay generadores y hay bastantes.</text:p>
      <text:p text:style-name="Standard"><text:s/></text:p>
      <text:p text:style-name="Standard"/>
      <text:p text:style-name="Standard"/>
      <text:p text:style-name="P11"><text:bookmark text:name="_nymx65szscb9"/>2. Ejemplo muy pequeño de cifrado/descifrado con ElGamal</text:p>
      <text:p text:style-name="Heading_20_2"><text:bookmark text:name="_2smo7az3yb6x"/>2.1 Generación de llave</text:p>
      <text:p text:style-name="Standard">Alice debe elegir un primo <draw:frame draw:style-name="fr1" text:anchor-type="as-char" svg:width="0.1047in" svg:height="0.1839in" draw:z-index="0"><draw:object xlink:href="./Object 244" xlink:type="simple" xlink:show="embed" xlink:actuate="onLoad"/><draw:image xlink:href="./ObjectReplacements/Object 244" xlink:type="simple" xlink:show="embed" xlink:actuate="onLoad"/></draw:frame><text:s/>(que debería ser grande y tal que p-1 tenga un factor primo grande), un generador <draw:frame draw:style-name="fr1" text:anchor-type="as-char" svg:width="0.0953in" svg:height="0.1839in" draw:z-index="0"><draw:object xlink:href="./Object 246" xlink:type="simple" xlink:show="embed" xlink:actuate="onLoad"/><draw:image xlink:href="./ObjectReplacements/Object 246" xlink:type="simple" xlink:show="embed" xlink:actuate="onLoad"/></draw:frame>para <draw:frame draw:style-name="fr1" text:anchor-type="as-char" svg:width="0.1717in" svg:height="0.2173in" draw:z-index="0"><draw:object xlink:href="./Object 248" xlink:type="simple" xlink:show="embed" xlink:actuate="onLoad"/><draw:image xlink:href="./ObjectReplacements/Object 248" xlink:type="simple" xlink:show="embed" xlink:actuate="onLoad"/></draw:frame><text:s/>y generar la llave pública.</text:p>
      <text:p text:style-name="Standard"/>
      <text:p text:style-name="Standard">Tomemos el primo <draw:frame draw:style-name="fr1" text:anchor-type="as-char" svg:width="0.3299in" svg:height="0.1839in" draw:z-index="0"><draw:object xlink:href="./Object 250" xlink:type="simple" xlink:show="embed" xlink:actuate="onLoad"/><draw:image xlink:href="./ObjectReplacements/Object 250" xlink:type="simple" xlink:show="embed" xlink:actuate="onLoad"/></draw:frame></text:p>
      <text:p text:style-name="Standard">De los 2 generadores de <draw:frame draw:style-name="fr1" text:anchor-type="as-char" svg:width="0.1598in" svg:height="0.2173in" draw:z-index="0"><draw:object xlink:href="./Object 252" xlink:type="simple" xlink:show="embed" xlink:actuate="onLoad"/><draw:image xlink:href="./ObjectReplacements/Object 252" xlink:type="simple" xlink:show="embed" xlink:actuate="onLoad"/></draw:frame><text:s/>eligamos <draw:frame draw:style-name="fr1" text:anchor-type="as-char" svg:width="0.3189in" svg:height="0.1839in" draw:z-index="0"><draw:object xlink:href="./Object 254" xlink:type="simple" xlink:show="embed" xlink:actuate="onLoad"/><draw:image xlink:href="./ObjectReplacements/Object 254" xlink:type="simple" xlink:show="embed" xlink:actuate="onLoad"/></draw:frame><text:s/></text:p>
      <text:p text:style-name="Standard">Como llave privada (que Alice debe mantener en secreto) eligamos <draw:frame draw:style-name="fr1" text:anchor-type="as-char" svg:width="0.3138in" svg:height="0.1839in" draw:z-index="0"><draw:object xlink:href="./Object 256" xlink:type="simple" xlink:show="embed" xlink:actuate="onLoad"/><draw:image xlink:href="./ObjectReplacements/Object 256" xlink:type="simple" xlink:show="embed" xlink:actuate="onLoad"/></draw:frame></text:p>
      <text:p text:style-name="Standard"/>
      <text:p text:style-name="Standard">Calculamos <draw:frame draw:style-name="fr1" text:anchor-type="as-char" svg:width="0.3626in" svg:height="0.1839in" draw:z-index="0"><draw:object xlink:href="./Object 258" xlink:type="simple" xlink:show="embed" xlink:actuate="onLoad"/><draw:image xlink:href="./ObjectReplacements/Object 258" xlink:type="simple" xlink:show="embed" xlink:actuate="onLoad"/></draw:frame><text:s/>porque <draw:frame draw:style-name="fr1" text:anchor-type="as-char" svg:width="0.4173in" svg:height="0.2327in" draw:z-index="0"><draw:object xlink:href="./Object 260" xlink:type="simple" xlink:show="embed" xlink:actuate="onLoad"/><draw:image xlink:href="./ObjectReplacements/Object 260" xlink:type="simple" xlink:show="embed" xlink:actuate="onLoad"/></draw:frame></text:p>
      <text:p text:style-name="Standard">Por lo que la llave pública de Alice es <draw:frame draw:style-name="fr1" text:anchor-type="as-char" svg:width="1.2429in" svg:height="0.2in" draw:z-index="0"><draw:object xlink:href="./Object 262" xlink:type="simple" xlink:show="embed" xlink:actuate="onLoad"/><draw:image xlink:href="./ObjectReplacements/Object 262" xlink:type="simple" xlink:show="embed" xlink:actuate="onLoad"/></draw:frame>.</text:p>
      <text:p text:style-name="Heading_20_2"><text:bookmark text:name="_oxp1f8o34127"/>2.2 Cifrado</text:p>
      <text:p text:style-name="Standard">Para que Bob pueda enviarle un mensaje cifrado a Alice, debe contar con la llave pública de ella.</text:p>
      <text:p text:style-name="Standard"/>
      <text:p text:style-name="Standard">Digamos que Bob quiere enviarle el mensaje <draw:frame draw:style-name="fr1" text:anchor-type="as-char" svg:width="0.3472in" svg:height="0.1839in" draw:z-index="0"><draw:object xlink:href="./Object 264" xlink:type="simple" xlink:show="embed" xlink:actuate="onLoad"/><draw:image xlink:href="./ObjectReplacements/Object 264" xlink:type="simple" xlink:show="embed" xlink:actuate="onLoad"/></draw:frame>(un número entre <draw:frame draw:style-name="fr1" text:anchor-type="as-char" svg:width="0.0835in" svg:height="0.1839in" draw:z-index="0"><draw:object xlink:href="./Object 266" xlink:type="simple" xlink:show="embed" xlink:actuate="onLoad"/><draw:image xlink:href="./ObjectReplacements/Object 266" xlink:type="simple" xlink:show="embed" xlink:actuate="onLoad"/></draw:frame>y <draw:frame draw:style-name="fr1" text:anchor-type="as-char" svg:width="0.4807in" svg:height="0.1839in" draw:z-index="0"><draw:object xlink:href="./Object 268" xlink:type="simple" xlink:show="embed" xlink:actuate="onLoad"/><draw:image xlink:href="./ObjectReplacements/Object 268" xlink:type="simple" xlink:show="embed" xlink:actuate="onLoad"/></draw:frame></text:p>
      <text:p text:style-name="Standard">Bob elige y mantiene en secreto un número aleatorio <draw:frame draw:style-name="fr1" text:anchor-type="as-char" svg:width="0.089in" svg:height="0.1839in" draw:z-index="0"><draw:object xlink:href="./Object 270" xlink:type="simple" xlink:show="embed" xlink:actuate="onLoad"/><draw:image xlink:href="./ObjectReplacements/Object 270" xlink:type="simple" xlink:show="embed" xlink:actuate="onLoad"/></draw:frame><text:s text:c="2"/>entre <draw:frame draw:style-name="fr1" text:anchor-type="as-char" svg:width="0.0839in" svg:height="0.1839in" draw:z-index="0"><draw:object xlink:href="./Object 272" xlink:type="simple" xlink:show="embed" xlink:actuate="onLoad"/><draw:image xlink:href="./ObjectReplacements/Object 272" xlink:type="simple" xlink:show="embed" xlink:actuate="onLoad"/></draw:frame><text:s/>y <draw:frame draw:style-name="fr1" text:anchor-type="as-char" svg:width="0.3272in" svg:height="0.1839in" draw:z-index="0"><draw:object xlink:href="./Object 274" xlink:type="simple" xlink:show="embed" xlink:actuate="onLoad"/><draw:image xlink:href="./ObjectReplacements/Object 274" xlink:type="simple" xlink:show="embed" xlink:actuate="onLoad"/></draw:frame>, digamos que elige <draw:frame draw:style-name="fr1" text:anchor-type="as-char" svg:width="0.322in" svg:height="0.1839in" draw:z-index="0"><draw:object xlink:href="./Object 276" xlink:type="simple" xlink:show="embed" xlink:actuate="onLoad"/><draw:image xlink:href="./ObjectReplacements/Object 276" xlink:type="simple" xlink:show="embed" xlink:actuate="onLoad"/></draw:frame></text:p>
      <text:p text:style-name="P5">Y calcula el mensaje secreto <draw:frame draw:style-name="fr1" text:anchor-type="as-char" svg:width="0.5937in" svg:height="0.2in" draw:z-index="0"><draw:object xlink:href="./Object 278" xlink:type="simple" xlink:show="embed" xlink:actuate="onLoad"/><draw:image xlink:href="./ObjectReplacements/Object 278" xlink:type="simple" xlink:show="embed" xlink:actuate="onLoad"/></draw:frame><text:s/>con:</text:p>
      <text:list xml:id="list3621366592" text:style-name="WWNum2">
        <text:list-item>
          <text:p text:style-name="P9"><draw:frame draw:style-name="fr1" text:anchor-type="as-char" svg:width="0.4272in" svg:height="0.1839in" draw:z-index="0"><draw:object xlink:href="./Object 280" xlink:type="simple" xlink:show="embed" xlink:actuate="onLoad"/><draw:image xlink:href="./ObjectReplacements/Object 280" xlink:type="simple" xlink:show="embed" xlink:actuate="onLoad"/></draw:frame>porque <draw:frame draw:style-name="fr1" text:anchor-type="as-char" svg:width="0.7646in" svg:height="0.2327in" draw:z-index="0"><draw:object xlink:href="./Object 282" xlink:type="simple" xlink:show="embed" xlink:actuate="onLoad"/><draw:image xlink:href="./ObjectReplacements/Object 282" xlink:type="simple" xlink:show="embed" xlink:actuate="onLoad"/></draw:frame></text:p>
        </text:list-item>
        <text:list-item>
          <text:p text:style-name="P10"><draw:frame draw:style-name="fr1" text:anchor-type="as-char" svg:width="0.4283in" svg:height="0.1839in" draw:z-index="0"><draw:object xlink:href="./Object 284" xlink:type="simple" xlink:show="embed" xlink:actuate="onLoad"/><draw:image xlink:href="./ObjectReplacements/Object 284" xlink:type="simple" xlink:show="embed" xlink:actuate="onLoad"/></draw:frame>porque <draw:frame draw:style-name="fr1" text:anchor-type="as-char" svg:width="1.178in" svg:height="0.2327in" draw:z-index="0"><draw:object xlink:href="./Object 286" xlink:type="simple" xlink:show="embed" xlink:actuate="onLoad"/><draw:image xlink:href="./ObjectReplacements/Object 286" xlink:type="simple" xlink:show="embed" xlink:actuate="onLoad"/></draw:frame></text:p>
        </text:list-item>
      </text:list>
      <text:p text:style-name="P5"/>
      <text:p text:style-name="Heading_20_2"><text:bookmark text:name="_4ugq36b1eqny"/>2.3 Descifrado</text:p>
      <text:p text:style-name="Standard"><text:span text:style-name="T4">Alice necesitará su llave pública </text:span><draw:frame draw:style-name="fr1" text:anchor-type="as-char" svg:width="0.6189in" svg:height="0.2in" draw:z-index="0"><draw:object xlink:href="./Object 288" xlink:type="simple" xlink:show="embed" xlink:actuate="onLoad"/><draw:image xlink:href="./ObjectReplacements/Object 288" xlink:type="simple" xlink:show="embed" xlink:actuate="onLoad"/></draw:frame><text:span text:style-name="T4">, su llave privada </text:span><draw:frame draw:style-name="fr1" text:anchor-type="as-char" svg:width="0.089in" svg:height="0.1839in" draw:z-index="0"><draw:object xlink:href="./Object 290" xlink:type="simple" xlink:show="embed" xlink:actuate="onLoad"/><draw:image xlink:href="./ObjectReplacements/Object 290" xlink:type="simple" xlink:show="embed" xlink:actuate="onLoad"/></draw:frame><text:span text:style-name="T4"><text:s/>y el mensaje cifrado </text:span><draw:frame draw:style-name="fr1" text:anchor-type="as-char" svg:width="0.6134in" svg:height="0.2in" draw:z-index="0"><draw:object xlink:href="./Object 292" xlink:type="simple" xlink:show="embed" xlink:actuate="onLoad"/><draw:image xlink:href="./ObjectReplacements/Object 292" xlink:type="simple" xlink:show="embed" xlink:actuate="onLoad"/></draw:frame></text:p>
      <text:p text:style-name="P3"/>
      <text:p text:style-name="Standard"><text:span text:style-name="T4">Con esto, calcula:</text:span></text:p>
      <text:p text:style-name="Standard"><draw:frame draw:style-name="fr1" text:anchor-type="as-char" svg:width="0.0161in" svg:height="0.1839in" draw:z-index="0"><draw:object xlink:href="./Object 294" xlink:type="simple" xlink:show="embed" xlink:actuate="onLoad"/><draw:image xlink:href="./ObjectReplacements/Object 294" xlink:type="simple" xlink:show="embed" xlink:actuate="onLoad"/></draw:frame><draw:frame draw:style-name="fr1" text:anchor-type="as-char" svg:width="2.2634in" svg:height="0.2728in" draw:z-index="0"><draw:object xlink:href="./Object 296" xlink:type="simple" xlink:show="embed" xlink:actuate="onLoad"/><draw:image xlink:href="./ObjectReplacements/Object 296" xlink:type="simple" xlink:show="embed" xlink:actuate="onLoad"/></draw:frame></text:p>
      <text:p text:style-name="Standard"/>
      <text:p text:style-name="Heading_20_2"><text:bookmark text:name="_cnu61k9tce7e"/>2.4 Ataque</text:p>
      <text:p text:style-name="Standard">Un atancante que conozca la llave pública de Alice podría encontrar la llave privada resolviendo para <draw:frame draw:style-name="fr1" text:anchor-type="as-char" svg:width="0.089in" svg:height="0.1839in" draw:z-index="0"><draw:object xlink:href="./Object 298" xlink:type="simple" xlink:show="embed" xlink:actuate="onLoad"/><draw:image xlink:href="./ObjectReplacements/Object 298" xlink:type="simple" xlink:show="embed" xlink:actuate="onLoad"/></draw:frame><text:s/><draw:frame draw:style-name="fr1" text:anchor-type="as-char" svg:width="0.4929in" svg:height="0.2327in" draw:z-index="0"><draw:object xlink:href="./Object 300" xlink:type="simple" xlink:show="embed" xlink:actuate="onLoad"/><draw:image xlink:href="./ObjectReplacements/Object 300" xlink:type="simple" xlink:show="embed" xlink:actuate="onLoad"/></draw:frame><text:s/>que en nuestro ejemplo sería resolver <draw:frame draw:style-name="fr1" text:anchor-type="as-char" svg:width="0.0161in" svg:height="0.1839in" draw:z-index="0"><draw:object xlink:href="./Object 302" xlink:type="simple" xlink:show="embed" xlink:actuate="onLoad"/><draw:image xlink:href="./ObjectReplacements/Object 302" xlink:type="simple" xlink:show="embed" xlink:actuate="onLoad"/></draw:frame><draw:frame draw:style-name="fr1" text:anchor-type="as-char" svg:width="0.4193in" svg:height="0.2327in" draw:z-index="0"><draw:object xlink:href="./Object 304" xlink:type="simple" xlink:show="embed" xlink:actuate="onLoad"/><draw:image xlink:href="./ObjectReplacements/Object 304" xlink:type="simple" xlink:show="embed" xlink:actuate="onLoad"/></draw:frame>que mirando la tabla de potencias da <draw:frame draw:style-name="fr1" text:anchor-type="as-char" svg:width="0.3138in" svg:height="0.1839in" draw:z-index="0"><draw:object xlink:href="./Object 306" xlink:type="simple" xlink:show="embed" xlink:actuate="onLoad"/><draw:image xlink:href="./ObjectReplacements/Object 306" xlink:type="simple" xlink:show="embed" xlink:actuate="onLoad"/></draw:frame></text:p>
      <text:p text:style-name="Standard">O en otros términos requiere resolver <draw:frame draw:style-name="fr1" text:anchor-type="as-char" svg:width="0.5756in" svg:height="0.2134in" draw:z-index="0"><draw:object xlink:href="./Object 308" xlink:type="simple" xlink:show="embed" xlink:actuate="onLoad"/><draw:image xlink:href="./ObjectReplacements/Object 308" xlink:type="simple" xlink:show="embed" xlink:actuate="onLoad"/></draw:frame>en el grupo multiplicativo <draw:frame draw:style-name="fr1" text:anchor-type="as-char" svg:width="0.1717in" svg:height="0.2173in" draw:z-index="0"><draw:object xlink:href="./Object 310" xlink:type="simple" xlink:show="embed" xlink:actuate="onLoad"/><draw:image xlink:href="./ObjectReplacements/Object 31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39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155" meta:page-count="3" meta:paragraph-count="129" meta:word-count="1015" meta:character-count="5724" meta:non-whitespace-character-count="4707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n>3</mn>
    <annotation encoding="StarMath 5.0">3</annotation>
  </semantics>
</math>
</file>

<file path=Object 100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n>111,5</mn>
          </mrow>
          <mo fence="true" stretchy="false">)</mo>
        </mrow>
        <mo stretchy="false">=</mo>
        <mn>1</mn>
      </mrow>
    </mrow>
    <annotation encoding="StarMath 5.0">res(111,5)=1</annotation>
  </semantics>
</math>
</file>

<file path=Object 102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n>123,5</mn>
          </mrow>
          <mo fence="true" stretchy="false">)</mo>
        </mrow>
        <mo stretchy="false">=</mo>
        <mn>3</mn>
      </mrow>
    </mrow>
    <annotation encoding="StarMath 5.0">res(123,5)=3</annotation>
  </semantics>
</math>
</file>

<file path=Object 104/content.xml><?xml version="1.0" encoding="utf-8"?>
<math xmlns="http://www.w3.org/1998/Math/MathML" display="block">
  <semantics>
    <mrow>
      <mn>1</mn>
      <mi>⋅</mi>
      <mn>3</mn>
    </mrow>
    <annotation encoding="StarMath 5.0">1 ⋅ 3</annotation>
  </semantics>
</math>
</file>

<file path=Object 106/content.xml><?xml version="1.0" encoding="utf-8"?>
<math xmlns="http://www.w3.org/1998/Math/MathML" display="block">
  <semantics>
    <mrow>
      <mn>111</mn>
      <mi>⋅</mi>
      <mn>123</mn>
      <msub>
        <mi>≡</mi>
        <mn>5</mn>
      </msub>
      <mn>3</mn>
    </mrow>
    <annotation encoding="StarMath 5.0">111 ⋅ 123 {≡} rsub {5} 3</annotation>
  </semantics>
</math>
</file>

<file path=Object 108/content.xml><?xml version="1.0" encoding="utf-8"?>
<math xmlns="http://www.w3.org/1998/Math/MathML" display="block">
  <semantics>
    <mn>0</mn>
    <annotation encoding="StarMath 5.0">0</annotation>
  </semantics>
</math>
</file>

<file path=Object 110/content.xml><?xml version="1.0" encoding="utf-8"?>
<math xmlns="http://www.w3.org/1998/Math/MathML" display="block">
  <semantics>
    <mrow>
      <mi>x</mi>
      <mi>∈</mi>
      <msub>
        <mi>Z</mi>
        <mi>n</mi>
      </msub>
    </mrow>
    <annotation encoding="StarMath 5.0">x ∈ {Z} rsub {n}</annotation>
  </semantics>
</math>
</file>

<file path=Object 112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0</mn>
          </mrow>
        </mrow>
        <mo fence="true" stretchy="false">)</mo>
      </mrow>
      <msub>
        <mi>≡</mi>
        <mi>n</mi>
      </msub>
      <mi>x</mi>
    </mrow>
    <annotation encoding="StarMath 5.0">(x+0) {≡} rsub {n} x</annotation>
  </semantics>
</math>
</file>

<file path=Object 114/content.xml><?xml version="1.0" encoding="utf-8"?>
<math xmlns="http://www.w3.org/1998/Math/MathML" display="block">
  <semantics>
    <mrow>
      <mi>x</mi>
      <mi>∈</mi>
      <msub>
        <mi>Z</mi>
        <mi>n</mi>
      </msub>
      <mi>,</mi>
      <mi>y</mi>
      <mi>∈</mi>
      <msub>
        <mi>Z</mi>
        <mi>n</mi>
      </msub>
    </mrow>
    <annotation encoding="StarMath 5.0">x ∈ {Z} rsub {n} , y  ∈ {Z} rsub {n}</annotation>
  </semantics>
</math>
</file>

<file path=Object 116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i>y</mi>
          </mrow>
        </mrow>
        <mo fence="true" stretchy="false">)</mo>
      </mrow>
      <msub>
        <mi>≡</mi>
        <mi>n</mi>
      </msub>
      <mrow>
        <mo fence="true" stretchy="false">(</mo>
        <mrow>
          <mrow>
            <mi>y</mi>
            <mo stretchy="false">+</mo>
            <mi>x</mi>
          </mrow>
        </mrow>
        <mo fence="true" stretchy="false">)</mo>
      </mrow>
    </mrow>
    <annotation encoding="StarMath 5.0">(x+y) {≡} rsub {n} (y+x)</annotation>
  </semantics>
</math>
</file>

<file path=Object 118/content.xml><?xml version="1.0" encoding="utf-8"?>
<math xmlns="http://www.w3.org/1998/Math/MathML" display="block">
  <semantics>
    <mrow>
      <mi>x</mi>
      <mi>∈</mi>
      <msub>
        <mi>Z</mi>
        <mi>n</mi>
      </msub>
      <mi>,</mi>
      <mi>y</mi>
      <mi>∈</mi>
      <msub>
        <mi>Z</mi>
        <mi>n</mi>
      </msub>
      <mi>,</mi>
      <mi>z</mi>
      <mi>∈</mi>
      <msub>
        <mi>Z</mi>
        <mi>n</mi>
      </msub>
    </mrow>
    <annotation encoding="StarMath 5.0">x ∈ {Z} rsub {n} , y  ∈ {Z} rsub {n} , z ∈ {Z} rsub {n}</annotation>
  </semantics>
</math>
</file>

<file path=Object 12/content.xml><?xml version="1.0" encoding="utf-8"?>
<math xmlns="http://www.w3.org/1998/Math/MathML" display="block">
  <semantics>
    <mn>12</mn>
    <annotation encoding="StarMath 5.0">12</annotation>
  </semantics>
</math>
</file>

<file path=Object 120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 stretchy="false">+</mo>
        <mi>z</mi>
      </mrow>
      <msub>
        <mi>≡</mi>
        <mi>n</mi>
      </msub>
      <mrow>
        <mi>x</mi>
        <mo stretchy="false">+</mo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</mrow>
    </mrow>
    <annotation encoding="StarMath 5.0">(x+y)+z {≡} rsub {n} x+(y+z)</annotation>
  </semantics>
</math>
</file>

<file path=Object 122/content.xml><?xml version="1.0" encoding="utf-8"?>
<math xmlns="http://www.w3.org/1998/Math/MathML" display="block">
  <semantics>
    <mrow>
      <mrow>
        <mo fence="true" stretchy="false">(</mo>
        <mrow>
          <mrow>
            <mi>x</mi>
            <mi>⋅</mi>
            <mi>y</mi>
          </mrow>
        </mrow>
        <mo fence="true" stretchy="false">)</mo>
      </mrow>
      <mi>⋅</mi>
      <mi>z</mi>
      <msub>
        <mi>≡</mi>
        <mi>n</mi>
      </msub>
      <mi>x</mi>
      <mi>⋅</mi>
      <mrow>
        <mo fence="true" stretchy="false">(</mo>
        <mrow>
          <mrow>
            <mi>y</mi>
            <mi>⋅</mi>
            <mi>z</mi>
          </mrow>
        </mrow>
        <mo fence="true" stretchy="false">)</mo>
      </mrow>
    </mrow>
    <annotation encoding="StarMath 5.0">(x ⋅ y) ⋅ z {≡} rsub {n} x ⋅ (y ⋅ z)</annotation>
  </semantics>
</math>
</file>

<file path=Object 124/content.xml><?xml version="1.0" encoding="utf-8"?>
<math xmlns="http://www.w3.org/1998/Math/MathML" display="block">
  <semantics>
    <mrow>
      <mi>x</mi>
      <mi>∈</mi>
      <msub>
        <mi>Z</mi>
        <mi>n</mi>
      </msub>
    </mrow>
    <annotation encoding="StarMath 5.0">x ∈ {Z} rsub {n}</annotation>
  </semantics>
</math>
</file>

<file path=Object 126/content.xml><?xml version="1.0" encoding="utf-8"?>
<math xmlns="http://www.w3.org/1998/Math/MathML" display="block">
  <semantics>
    <mrow>
      <mrow>
        <mi>n</mi>
        <mo stretchy="false">−</mo>
        <mi>x</mi>
      </mrow>
      <mi>∈</mi>
      <msub>
        <mi>Z</mi>
        <mi>n</mi>
      </msub>
    </mrow>
    <annotation encoding="StarMath 5.0">n-x ∈ {Z} rsub {n}</annotation>
  </semantics>
</math>
</file>

<file path=Object 128/content.xml><?xml version="1.0" encoding="utf-8"?>
<math xmlns="http://www.w3.org/1998/Math/MathML" display="block">
  <semantics>
    <mi>x</mi>
    <annotation encoding="StarMath 5.0">x</annotation>
  </semantics>
</math>
</file>

<file path=Object 130/content.xml><?xml version="1.0" encoding="utf-8"?>
<math xmlns="http://www.w3.org/1998/Math/MathML" display="block">
  <semantics>
    <mrow>
      <mo stretchy="false">−</mo>
      <mi>x</mi>
    </mrow>
    <annotation encoding="StarMath 5.0">-x</annotation>
  </semantics>
</math>
</file>

<file path=Object 132/content.xml><?xml version="1.0" encoding="utf-8"?>
<math xmlns="http://www.w3.org/1998/Math/MathML" display="block">
  <semantics>
    <mrow>
      <mi>n</mi>
      <mo stretchy="false">−</mo>
      <mi>x</mi>
    </mrow>
    <annotation encoding="StarMath 5.0">n-x</annotation>
  </semantics>
</math>
</file>

<file path=Object 134/content.xml><?xml version="1.0" encoding="utf-8"?>
<math xmlns="http://www.w3.org/1998/Math/MathML" display="block">
  <semantics>
    <mrow>
      <mi>x</mi>
      <mi>∈</mi>
      <msub>
        <mi>Z</mi>
        <mi>n</mi>
      </msub>
      <mi>,</mi>
      <mi>y</mi>
      <mi>∈</mi>
      <msub>
        <mi>Z</mi>
        <mi>n</mi>
      </msub>
      <mi>,</mi>
      <mi>z</mi>
      <mi>∈</mi>
      <msub>
        <mi>Z</mi>
        <mi>n</mi>
      </msub>
    </mrow>
    <annotation encoding="StarMath 5.0">x ∈ {Z} rsub {n} , y  ∈ {Z} rsub {n} , z ∈ {Z} rsub {n}</annotation>
  </semantics>
</math>
</file>

<file path=Object 136/content.xml><?xml version="1.0" encoding="utf-8"?>
<math xmlns="http://www.w3.org/1998/Math/MathML" display="block">
  <semantics>
    <mrow>
      <mi>x</mi>
      <mi>⋅</mi>
      <mrow>
        <mo fence="true" stretchy="false">(</mo>
        <mrow>
          <mrow>
            <mi>y</mi>
            <mo stretchy="false">+</mo>
            <mi>z</mi>
          </mrow>
        </mrow>
        <mo fence="true" stretchy="false">)</mo>
      </mrow>
      <msub>
        <mi>≡</mi>
        <mi>n</mi>
      </msub>
      <mi>x</mi>
      <mi>⋅</mi>
      <mrow>
        <mi>y</mi>
        <mo stretchy="false">+</mo>
        <mi>x</mi>
      </mrow>
      <mi>⋅</mi>
      <mi>z</mi>
    </mrow>
    <annotation encoding="StarMath 5.0">x ⋅ (y+z) {≡} rsub {n} x ⋅ y+x ⋅ z</annotation>
  </semantics>
</math>
</file>

<file path=Object 138/content.xml><?xml version="1.0" encoding="utf-8"?>
<math xmlns="http://www.w3.org/1998/Math/MathML" display="block">
  <semantics>
    <msub>
      <mi>Z</mi>
      <mi>n</mi>
    </msub>
    <annotation encoding="StarMath 5.0">{Z} rsub {n}</annotation>
  </semantics>
</math>
</file>

<file path=Object 14/content.xml><?xml version="1.0" encoding="utf-8"?>
<math xmlns="http://www.w3.org/1998/Math/MathML" display="block">
  <semantics>
    <mrow>
      <mn>3</mn>
      <mi>⋅</mi>
      <mrow>
        <mn>4</mn>
        <mo stretchy="false">=</mo>
        <mn>12</mn>
      </mrow>
    </mrow>
    <annotation encoding="StarMath 5.0">3 ⋅ 4=12</annotation>
  </semantics>
</math>
</file>

<file path=Object 140/content.xml><?xml version="1.0" encoding="utf-8"?>
<math xmlns="http://www.w3.org/1998/Math/MathML" display="block">
  <semantics>
    <mn>1</mn>
    <annotation encoding="StarMath 5.0">1</annotation>
  </semantics>
</math>
</file>

<file path=Object 142/content.xml><?xml version="1.0" encoding="utf-8"?>
<math xmlns="http://www.w3.org/1998/Math/MathML" display="block">
  <semantics>
    <mrow>
      <mi>x</mi>
      <mi>∈</mi>
      <msubsup>
        <mi>Z</mi>
        <mi>n</mi>
        <mi mathvariant="normal">❑</mi>
      </msubsup>
    </mrow>
    <annotation encoding="StarMath 5.0">x ∈ {Z} rsub {n} rsup &lt;?&gt;</annotation>
  </semantics>
</math>
</file>

<file path=Object 144/content.xml><?xml version="1.0" encoding="utf-8"?>
<math xmlns="http://www.w3.org/1998/Math/MathML" display="block">
  <semantics>
    <mrow>
      <mrow>
        <mo fence="true" stretchy="false">(</mo>
        <mrow>
          <mrow>
            <mi>x</mi>
            <mi>⋅</mi>
            <mn>1</mn>
          </mrow>
        </mrow>
        <mo fence="true" stretchy="false">)</mo>
      </mrow>
      <msub>
        <mi>≡</mi>
        <mi>n</mi>
      </msub>
      <mi>x</mi>
    </mrow>
    <annotation encoding="StarMath 5.0">(x ⋅ 1) {≡} rsub {n} x</annotation>
  </semantics>
</math>
</file>

<file path=Object 146/content.xml><?xml version="1.0" encoding="utf-8"?>
<math xmlns="http://www.w3.org/1998/Math/MathML" display="block">
  <semantics>
    <mrow>
      <mi>x</mi>
      <mi>∈</mi>
      <msub>
        <mi>Z</mi>
        <mi>n</mi>
      </msub>
      <mi>,</mi>
      <mi>y</mi>
      <mi>∈</mi>
      <msub>
        <mi>Z</mi>
        <mi>n</mi>
      </msub>
    </mrow>
    <annotation encoding="StarMath 5.0">x ∈ {Z} rsub {n} , y  ∈ {Z} rsub {n}</annotation>
  </semantics>
</math>
</file>

<file path=Object 148/content.xml><?xml version="1.0" encoding="utf-8"?>
<math xmlns="http://www.w3.org/1998/Math/MathML" display="block">
  <semantics>
    <mrow>
      <mrow>
        <mo fence="true" stretchy="false">(</mo>
        <mrow>
          <mrow>
            <mi>x</mi>
            <mi>⋅</mi>
            <mi>y</mi>
          </mrow>
        </mrow>
        <mo fence="true" stretchy="false">)</mo>
      </mrow>
      <msub>
        <mi>≡</mi>
        <mi>n</mi>
      </msub>
      <mrow>
        <mo fence="true" stretchy="false">(</mo>
        <mrow>
          <mrow>
            <mi>y</mi>
            <mi>⋅</mi>
            <mi>x</mi>
          </mrow>
        </mrow>
        <mo fence="true" stretchy="false">)</mo>
      </mrow>
    </mrow>
    <annotation encoding="StarMath 5.0">(x ⋅ y) {≡} rsub {n} (y ⋅ x)</annotation>
  </semantics>
</math>
</file>

<file path=Object 150/content.xml><?xml version="1.0" encoding="utf-8"?>
<math xmlns="http://www.w3.org/1998/Math/MathML" display="block">
  <semantics>
    <mrow>
      <mi>x</mi>
      <mi>∈</mi>
      <msub>
        <mi>Z</mi>
        <mi>n</mi>
      </msub>
      <mi>,</mi>
      <mi>y</mi>
      <mi>∈</mi>
      <msub>
        <mi>Z</mi>
        <mi>n</mi>
      </msub>
      <mi>,</mi>
      <mi>z</mi>
      <mi>∈</mi>
      <msub>
        <mi>Z</mi>
        <mi>n</mi>
      </msub>
    </mrow>
    <annotation encoding="StarMath 5.0">x ∈ {Z} rsub {n} , y  ∈ {Z} rsub {n} , z ∈ {Z} rsub {n}</annotation>
  </semantics>
</math>
</file>

<file path=Object 152/content.xml><?xml version="1.0" encoding="utf-8"?>
<math xmlns="http://www.w3.org/1998/Math/MathML" display="block">
  <semantics>
    <mrow>
      <mrow>
        <mo fence="true" stretchy="false">(</mo>
        <mrow>
          <mrow>
            <mi>x</mi>
            <mi>⋅</mi>
            <mi>y</mi>
          </mrow>
        </mrow>
        <mo fence="true" stretchy="false">)</mo>
      </mrow>
      <mi>⋅</mi>
      <mi>z</mi>
      <msub>
        <mi>≡</mi>
        <mi>n</mi>
      </msub>
      <mi>x</mi>
      <mi>⋅</mi>
      <mrow>
        <mo fence="true" stretchy="false">(</mo>
        <mrow>
          <mrow>
            <mi>y</mi>
            <mi>⋅</mi>
            <mi>z</mi>
          </mrow>
        </mrow>
        <mo fence="true" stretchy="false">)</mo>
      </mrow>
    </mrow>
    <annotation encoding="StarMath 5.0">(x ⋅ y) ⋅ z {≡} rsub {n} x ⋅ (y ⋅ z)</annotation>
  </semantics>
</math>
</file>

<file path=Object 154/content.xml><?xml version="1.0" encoding="utf-8"?>
<math xmlns="http://www.w3.org/1998/Math/MathML" display="block">
  <semantics>
    <mn>7</mn>
    <annotation encoding="StarMath 5.0">7</annotation>
  </semantics>
</math>
</file>

<file path=Object 156/content.xml><?xml version="1.0" encoding="utf-8"?>
<math xmlns="http://www.w3.org/1998/Math/MathML" display="block">
  <semantics>
    <mfrac>
      <mn>1</mn>
      <mn>7</mn>
    </mfrac>
    <annotation encoding="StarMath 5.0">{1} over {7}</annotation>
  </semantics>
</math>
</file>

<file path=Object 158/content.xml><?xml version="1.0" encoding="utf-8"?>
<math xmlns="http://www.w3.org/1998/Math/MathML" display="block">
  <semantics>
    <mrow>
      <mn>7</mn>
      <mi>⋅</mi>
      <mrow>
        <mfrac>
          <mn>1</mn>
          <mn>7</mn>
        </mfrac>
        <mo stretchy="false">=</mo>
        <mn>1</mn>
      </mrow>
    </mrow>
    <annotation encoding="StarMath 5.0">7 ⋅ {1} over {7} =1</annotation>
  </semantics>
</math>
</file>

<file path=Object 16/content.xml><?xml version="1.0" encoding="utf-8"?>
<math xmlns="http://www.w3.org/1998/Math/MathML" display="block">
  <semantics>
    <mn>1</mn>
    <annotation encoding="StarMath 5.0">1</annotation>
  </semantics>
</math>
</file>

<file path=Object 160/content.xml><?xml version="1.0" encoding="utf-8"?>
<math xmlns="http://www.w3.org/1998/Math/MathML" display="block">
  <semantics>
    <msubsup>
      <mi>Z</mi>
      <mi>n</mi>
      <mrow/>
    </msubsup>
    <annotation encoding="StarMath 5.0">{Z} rsub {n} rsup {*}</annotation>
  </semantics>
</math>
</file>

<file path=Object 162/content.xml><?xml version="1.0" encoding="utf-8"?>
<math xmlns="http://www.w3.org/1998/Math/MathML" display="block">
  <semantics>
    <msub>
      <mi>Z</mi>
      <mn>4</mn>
    </msub>
    <annotation encoding="StarMath 5.0">{Z} rsub {4}</annotation>
  </semantics>
</math>
</file>

<file path=Object 164/content.xml><?xml version="1.0" encoding="utf-8"?>
<math xmlns="http://www.w3.org/1998/Math/MathML" display="block">
  <semantics>
    <mn>3</mn>
    <annotation encoding="StarMath 5.0">3</annotation>
  </semantics>
</math>
</file>

<file path=Object 166/content.xml><?xml version="1.0" encoding="utf-8"?>
<math xmlns="http://www.w3.org/1998/Math/MathML" display="block">
  <semantics>
    <mn>3</mn>
    <annotation encoding="StarMath 5.0">3</annotation>
  </semantics>
</math>
</file>

<file path=Object 168/content.xml><?xml version="1.0" encoding="utf-8"?>
<math xmlns="http://www.w3.org/1998/Math/MathML" display="block">
  <semantics>
    <mrow>
      <mn>3</mn>
      <mi>⋅</mi>
      <mn>3</mn>
      <msub>
        <mi>≡</mi>
        <mn>4</mn>
      </msub>
      <mn>1</mn>
    </mrow>
    <annotation encoding="StarMath 5.0">3 ⋅ 3 {≡} rsub {4} 1</annotation>
  </semantics>
</math>
</file>

<file path=Object 170/content.xml><?xml version="1.0" encoding="utf-8"?>
<math xmlns="http://www.w3.org/1998/Math/MathML" display="block">
  <semantics>
    <mn>2</mn>
    <annotation encoding="StarMath 5.0">2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4/content.xml><?xml version="1.0" encoding="utf-8"?>
<math xmlns="http://www.w3.org/1998/Math/MathML" display="block">
  <semantics>
    <msubsup>
      <msubsup>
        <mi>Z</mi>
        <mi>p</mi>
        <mrow/>
      </msubsup>
      <mi mathvariant="normal">❑</mi>
      <mi mathvariant="normal">❑</mi>
    </msubsup>
    <annotation encoding="StarMath 5.0">{{Z} rsub {p} rsup {*}} rsub &lt;?&gt; rsup &lt;?&gt;</annotation>
  </semantics>
</math>
</file>

<file path=Object 176/content.xml><?xml version="1.0" encoding="utf-8"?>
<math xmlns="http://www.w3.org/1998/Math/MathML" display="block">
  <semantics>
    <mrow>
      <mi>x</mi>
      <mi>∈</mi>
      <msub>
        <mi>Z</mi>
        <mi>p</mi>
      </msub>
    </mrow>
    <annotation encoding="StarMath 5.0">x ∈ {Z} rsub {p}</annotation>
  </semantics>
</math>
</file>

<file path=Object 178/content.xml><?xml version="1.0" encoding="utf-8"?>
<math xmlns="http://www.w3.org/1998/Math/MathML" display="block">
  <semantics>
    <mrow>
      <mi>y</mi>
      <mi>∈</mi>
      <msub>
        <mi>Z</mi>
        <mi>p</mi>
      </msub>
    </mrow>
    <annotation encoding="StarMath 5.0">y ∈ {Z} rsub {p}</annotation>
  </semantics>
</math>
</file>

<file path=Object 18/content.xml><?xml version="1.0" encoding="utf-8"?>
<math xmlns="http://www.w3.org/1998/Math/MathML" display="block">
  <semantics>
    <mn>5</mn>
    <annotation encoding="StarMath 5.0">5</annotation>
  </semantics>
</math>
</file>

<file path=Object 180/content.xml><?xml version="1.0" encoding="utf-8"?>
<math xmlns="http://www.w3.org/1998/Math/MathML" display="block">
  <semantics>
    <mrow>
      <mi>x</mi>
      <mi>⋅</mi>
      <mi>y</mi>
      <msub>
        <mi>≡</mi>
        <mi>p</mi>
      </msub>
      <mn>1</mn>
    </mrow>
    <annotation encoding="StarMath 5.0">x ⋅ y {≡} rsub {p} 1</annotation>
  </semantics>
</math>
</file>

<file path=Object 182/content.xml><?xml version="1.0" encoding="utf-8"?>
<math xmlns="http://www.w3.org/1998/Math/MathML" display="block">
  <semantics>
    <msup>
      <mi>x</mi>
      <mrow>
        <mo stretchy="false">−</mo>
        <mn>1</mn>
      </mrow>
    </msup>
    <annotation encoding="StarMath 5.0">{x} ^ {-1}</annotation>
  </semantics>
</math>
</file>

<file path=Object 184/content.xml><?xml version="1.0" encoding="utf-8"?>
<math xmlns="http://www.w3.org/1998/Math/MathML" display="block">
  <semantics>
    <mi>x</mi>
    <annotation encoding="StarMath 5.0">x</annotation>
  </semantics>
</math>
</file>

<file path=Object 186/content.xml><?xml version="1.0" encoding="utf-8"?>
<math xmlns="http://www.w3.org/1998/Math/MathML" display="block">
  <semantics>
    <msubsup>
      <mi>Z</mi>
      <mn>5</mn>
      <mrow/>
    </msubsup>
    <annotation encoding="StarMath 5.0">{Z} rsub {5} rsup {*}</annotation>
  </semantics>
</math>
</file>

<file path=Object 188/content.xml><?xml version="1.0" encoding="utf-8"?>
<math xmlns="http://www.w3.org/1998/Math/MathML" display="block">
  <semantics>
    <mi>x</mi>
    <annotation encoding="StarMath 5.0">x</annotation>
  </semantics>
</math>
</file>

<file path=Object 190/content.xml><?xml version="1.0" encoding="utf-8"?>
<math xmlns="http://www.w3.org/1998/Math/MathML" display="block">
  <semantics>
    <msup>
      <mi>x</mi>
      <mrow>
        <mo stretchy="false">−</mo>
        <mn>1</mn>
      </mrow>
    </msup>
    <annotation encoding="StarMath 5.0">{x} ^ {-1}</annotation>
  </semantics>
</math>
</file>

<file path=Object 192/content.xml><?xml version="1.0" encoding="utf-8"?>
<math xmlns="http://www.w3.org/1998/Math/MathML" display="block">
  <semantics>
    <mi>Z</mi>
    <annotation encoding="StarMath 5.0">Z</annotation>
  </semantics>
</math>
</file>

<file path=Object 194/content.xml><?xml version="1.0" encoding="utf-8"?>
<math xmlns="http://www.w3.org/1998/Math/MathML" display="block">
  <semantics>
    <msubsup>
      <mi>Z</mi>
      <mn>5</mn>
      <mrow/>
    </msubsup>
    <annotation encoding="StarMath 5.0">{Z} rsub {5} rsup {*}</annotation>
  </semantics>
</math>
</file>

<file path=Object 196/content.xml><?xml version="1.0" encoding="utf-8"?>
<math xmlns="http://www.w3.org/1998/Math/MathML" display="block">
  <semantics>
    <msub>
      <mi>Z</mi>
      <mi>p</mi>
    </msub>
    <annotation encoding="StarMath 5.0">{Z} rsub {p}</annotation>
  </semantics>
</math>
</file>

<file path=Object 198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n>2</mn>
    <annotation encoding="StarMath 5.0">2</annotation>
  </semantics>
</math>
</file>

<file path=Object 200/content.xml><?xml version="1.0" encoding="utf-8"?>
<math xmlns="http://www.w3.org/1998/Math/MathML" display="block">
  <semantics>
    <mrow>
      <mi>x</mi>
      <mi>∈</mi>
      <msub>
        <mi>Z</mi>
        <mi>p</mi>
      </msub>
    </mrow>
    <annotation encoding="StarMath 5.0">x ∈ {Z} rsub {p}</annotation>
  </semantics>
</math>
</file>

<file path=Object 202/content.xml><?xml version="1.0" encoding="utf-8"?>
<math xmlns="http://www.w3.org/1998/Math/MathML" display="block">
  <semantics>
    <mrow>
      <msup>
        <mi>x</mi>
        <mn>0</mn>
      </msup>
      <msub>
        <mi>≡</mi>
        <mi>n</mi>
      </msub>
      <mn>1</mn>
    </mrow>
    <annotation encoding="StarMath 5.0">{x} ^ {0} {≡} rsub {n} 1</annotation>
  </semantics>
</math>
</file>

<file path=Object 204/content.xml><?xml version="1.0" encoding="utf-8"?>
<math xmlns="http://www.w3.org/1998/Math/MathML" display="block">
  <semantics>
    <mi>a</mi>
    <annotation encoding="StarMath 5.0">a</annotation>
  </semantics>
</math>
</file>

<file path=Object 206/content.xml><?xml version="1.0" encoding="utf-8"?>
<math xmlns="http://www.w3.org/1998/Math/MathML" display="block">
  <semantics>
    <mrow>
      <msup>
        <mi>x</mi>
        <mi>a</mi>
      </msup>
      <msub>
        <mi>≡</mi>
        <mi>n</mi>
      </msub>
      <msup>
        <mi>x</mi>
        <mrow>
          <mi>a</mi>
          <mo stretchy="false">−</mo>
          <mn>1</mn>
        </mrow>
      </msup>
      <mi>⋅</mi>
      <mi>x</mi>
    </mrow>
    <annotation encoding="StarMath 5.0">{x} ^ {a} {≡} rsub {n} {x} ^ {a-1} ⋅ x</annotation>
  </semantics>
</math>
</file>

<file path=Object 208/content.xml><?xml version="1.0" encoding="utf-8"?>
<math xmlns="http://www.w3.org/1998/Math/MathML" display="block">
  <semantics>
    <msub>
      <mi>Z</mi>
      <mi>p</mi>
    </msub>
    <annotation encoding="StarMath 5.0">{Z} rsub {p}</annotation>
  </semantics>
</math>
</file>

<file path=Object 210/content.xml><?xml version="1.0" encoding="utf-8"?>
<math xmlns="http://www.w3.org/1998/Math/MathML" display="block">
  <semantics>
    <mrow>
      <mi>x</mi>
      <msup>
        <mi mathvariant="normal">❑</mi>
        <mrow>
          <mi>a</mi>
          <mi>⋅</mi>
          <mi>b</mi>
        </mrow>
      </msup>
      <msub>
        <mi>≡</mi>
        <mi>n</mi>
      </msub>
      <msup>
        <mrow>
          <mo fence="true" stretchy="true">(</mo>
          <mrow>
            <msup>
              <mi>x</mi>
              <mi>a</mi>
            </msup>
          </mrow>
          <mo fence="true" stretchy="true">)</mo>
        </mrow>
        <mi>b</mi>
      </msup>
    </mrow>
    <annotation encoding="StarMath 5.0">x &lt;?&gt; ^ {a ⋅ b} {≡} rsub {n} {left ({x} ^ {a} right )} ^ {b}</annotation>
  </semantics>
</math>
</file>

<file path=Object 212/content.xml><?xml version="1.0" encoding="utf-8"?>
<math xmlns="http://www.w3.org/1998/Math/MathML" display="block">
  <semantics>
    <mrow>
      <mi>x</mi>
      <msup>
        <mi mathvariant="normal">❑</mi>
        <mrow>
          <mi>a</mi>
          <mo stretchy="false">+</mo>
          <mi>b</mi>
        </mrow>
      </msup>
      <msub>
        <mi>≡</mi>
        <mi>n</mi>
      </msub>
      <msup>
        <mrow>
          <msup>
            <mi>x</mi>
            <mi>a</mi>
          </msup>
          <mi>⋅</mi>
          <mi>x</mi>
        </mrow>
        <mi>b</mi>
      </msup>
    </mrow>
    <annotation encoding="StarMath 5.0">x &lt;?&gt; ^ {a+b} {≡} rsub {n} {{x} ^ {a} ⋅ x} ^ {b}</annotation>
  </semantics>
</math>
</file>

<file path=Object 214/content.xml><?xml version="1.0" encoding="utf-8"?>
<math xmlns="http://www.w3.org/1998/Math/MathML" display="block">
  <semantics>
    <mrow>
      <mi>x</mi>
      <msup>
        <mi mathvariant="normal">❑</mi>
        <mrow>
          <mo stretchy="false">−</mo>
          <mi>a</mi>
        </mrow>
      </msup>
      <msub>
        <mi>≡</mi>
        <mi>p</mi>
      </msub>
      <msup>
        <mrow>
          <mo fence="true" stretchy="true">(</mo>
          <mrow>
            <msup>
              <mi>x</mi>
              <mrow>
                <mo stretchy="false">−</mo>
                <mn>1</mn>
              </mrow>
            </msup>
          </mrow>
          <mo fence="true" stretchy="true">)</mo>
        </mrow>
        <mi>a</mi>
      </msup>
    </mrow>
    <annotation encoding="StarMath 5.0">x &lt;?&gt; ^ {-a} {≡} rsub {p} {left ({x} ^ {-1} right )} ^ {a}</annotation>
  </semantics>
</math>
</file>

<file path=Object 216/content.xml><?xml version="1.0" encoding="utf-8"?>
<math xmlns="http://www.w3.org/1998/Math/MathML" display="block">
  <semantics>
    <mrow>
      <mi>p</mi>
      <mo stretchy="false">=</mo>
      <mn>5</mn>
    </mrow>
    <annotation encoding="StarMath 5.0">p=5</annotation>
  </semantics>
</math>
</file>

<file path=Object 218/content.xml><?xml version="1.0" encoding="utf-8"?>
<math xmlns="http://www.w3.org/1998/Math/MathML" display="block">
  <semantics>
    <mrow>
      <mrow>
        <msub>
          <mi>Z</mi>
          <mi>p</mi>
        </msub>
        <mo stretchy="false">=</mo>
        <mo stretchy="false">{</mo>
      </mrow>
      <mn>0,</mn>
      <mn>1,</mn>
      <mn>2,</mn>
      <mn>3,</mn>
      <mn>4,</mn>
      <mn>5</mn>
      <mo stretchy="false">}</mo>
    </mrow>
    <annotation encoding="StarMath 5.0">{Z} rsub {p} =\{0, 1, 2, 3, 4, 5\}</annotation>
  </semantics>
</math>
</file>

<file path=Object 22/content.xml><?xml version="1.0" encoding="utf-8"?>
<math xmlns="http://www.w3.org/1998/Math/MathML" display="block">
  <semantics>
    <mn>3</mn>
    <annotation encoding="StarMath 5.0">3</annotation>
  </semantics>
</math>
</file>

<file path=Object 220/content.xml><?xml version="1.0" encoding="utf-8"?>
<math xmlns="http://www.w3.org/1998/Math/MathML" display="block">
  <semantics>
    <mrow>
      <mrow>
        <msubsup>
          <mi>Z</mi>
          <mi>p</mi>
          <mrow/>
        </msubsup>
        <mo stretchy="false">=</mo>
        <mo stretchy="false">{</mo>
      </mrow>
      <mn>1,2,3,4,5</mn>
      <mo stretchy="false">}</mo>
    </mrow>
    <annotation encoding="StarMath 5.0">{Z} rsub {p} rsup {*} =\{1,2,3,4,5\}</annotation>
  </semantics>
</math>
</file>

<file path=Object 222/content.xml><?xml version="1.0" encoding="utf-8"?>
<math xmlns="http://www.w3.org/1998/Math/MathML" display="block">
  <semantics>
    <mi>b</mi>
    <annotation encoding="StarMath 5.0">b</annotation>
  </semantics>
</math>
</file>

<file path=Object 224/content.xml><?xml version="1.0" encoding="utf-8"?>
<math xmlns="http://www.w3.org/1998/Math/MathML" display="block">
  <semantics>
    <msup>
      <mi>b</mi>
      <mn>0</mn>
    </msup>
    <annotation encoding="StarMath 5.0">{b} ^ {0}</annotation>
  </semantics>
</math>
</file>

<file path=Object 226/content.xml><?xml version="1.0" encoding="utf-8"?>
<math xmlns="http://www.w3.org/1998/Math/MathML" display="block">
  <semantics>
    <msup>
      <mi>b</mi>
      <mn>1</mn>
    </msup>
    <annotation encoding="StarMath 5.0">{b} ^ {1}</annotation>
  </semantics>
</math>
</file>

<file path=Object 228/content.xml><?xml version="1.0" encoding="utf-8"?>
<math xmlns="http://www.w3.org/1998/Math/MathML" display="block">
  <semantics>
    <msup>
      <mi>b</mi>
      <mn>2</mn>
    </msup>
    <annotation encoding="StarMath 5.0">{b} ^ {2}</annotation>
  </semantics>
</math>
</file>

<file path=Object 230/content.xml><?xml version="1.0" encoding="utf-8"?>
<math xmlns="http://www.w3.org/1998/Math/MathML" display="block">
  <semantics>
    <msup>
      <mi>b</mi>
      <mn>3</mn>
    </msup>
    <annotation encoding="StarMath 5.0">{b} ^ {3}</annotation>
  </semantics>
</math>
</file>

<file path=Object 232/content.xml><?xml version="1.0" encoding="utf-8"?>
<math xmlns="http://www.w3.org/1998/Math/MathML" display="block">
  <semantics>
    <msup>
      <mi>b</mi>
      <mn>4</mn>
    </msup>
    <annotation encoding="StarMath 5.0">{b} ^ {4}</annotation>
  </semantics>
</math>
</file>

<file path=Object 234/content.xml><?xml version="1.0" encoding="utf-8"?>
<math xmlns="http://www.w3.org/1998/Math/MathML" display="block">
  <semantics>
    <msup>
      <mi>b</mi>
      <mn>5</mn>
    </msup>
    <annotation encoding="StarMath 5.0">{b} ^ {5}</annotation>
  </semantics>
</math>
</file>

<file path=Object 236/content.xml><?xml version="1.0" encoding="utf-8"?>
<math xmlns="http://www.w3.org/1998/Math/MathML" display="block">
  <semantics>
    <msup>
      <mi>b</mi>
      <mn>6</mn>
    </msup>
    <annotation encoding="StarMath 5.0">{b} ^ {6}</annotation>
  </semantics>
</math>
</file>

<file path=Object 238/content.xml><?xml version="1.0" encoding="utf-8"?>
<math xmlns="http://www.w3.org/1998/Math/MathML" display="block">
  <semantics>
    <msubsup>
      <mi>Z</mi>
      <mn>5</mn>
      <mrow/>
    </msubsup>
    <annotation encoding="StarMath 5.0">{Z} rsub {5} rsup {*}</annotation>
  </semantics>
</math>
</file>

<file path=Object 24/content.xml><?xml version="1.0" encoding="utf-8"?>
<math xmlns="http://www.w3.org/1998/Math/MathML" display="block">
  <semantics>
    <mn>4</mn>
    <annotation encoding="StarMath 5.0">4</annotation>
  </semantics>
</math>
</file>

<file path=Object 240/content.xml><?xml version="1.0" encoding="utf-8"?>
<math xmlns="http://www.w3.org/1998/Math/MathML" display="block">
  <semantics>
    <msubsup>
      <mi>Z</mi>
      <mi>p</mi>
      <mrow/>
    </msubsup>
    <annotation encoding="StarMath 5.0">{Z} rsub {p} rsup {*}</annotation>
  </semantics>
</math>
</file>

<file path=Object 242/content.xml><?xml version="1.0" encoding="utf-8"?>
<math xmlns="http://www.w3.org/1998/Math/MathML" display="block">
  <semantics>
    <mi>p</mi>
    <annotation encoding="StarMath 5.0">p</annotation>
  </semantics>
</math>
</file>

<file path=Object 244/content.xml><?xml version="1.0" encoding="utf-8"?>
<math xmlns="http://www.w3.org/1998/Math/MathML" display="block">
  <semantics>
    <mi>p</mi>
    <annotation encoding="StarMath 5.0">p</annotation>
  </semantics>
</math>
</file>

<file path=Object 246/content.xml><?xml version="1.0" encoding="utf-8"?>
<math xmlns="http://www.w3.org/1998/Math/MathML" display="block">
  <semantics>
    <mi>g</mi>
    <annotation encoding="StarMath 5.0">g </annotation>
  </semantics>
</math>
</file>

<file path=Object 248/content.xml><?xml version="1.0" encoding="utf-8"?>
<math xmlns="http://www.w3.org/1998/Math/MathML" display="block">
  <semantics>
    <msubsup>
      <mi>Z</mi>
      <mi>p</mi>
      <mrow/>
    </msubsup>
    <annotation encoding="StarMath 5.0">{Z} rsub {p} rsup {*}</annotation>
  </semantics>
</math>
</file>

<file path=Object 250/content.xml><?xml version="1.0" encoding="utf-8"?>
<math xmlns="http://www.w3.org/1998/Math/MathML" display="block">
  <semantics>
    <mrow>
      <mi>p</mi>
      <mo stretchy="false">=</mo>
      <mn>5</mn>
    </mrow>
    <annotation encoding="StarMath 5.0">p=5</annotation>
  </semantics>
</math>
</file>

<file path=Object 252/content.xml><?xml version="1.0" encoding="utf-8"?>
<math xmlns="http://www.w3.org/1998/Math/MathML" display="block">
  <semantics>
    <msubsup>
      <mi>Z</mi>
      <mn>5</mn>
      <mrow/>
    </msubsup>
    <annotation encoding="StarMath 5.0">{Z} rsub {5} rsup {*}</annotation>
  </semantics>
</math>
</file>

<file path=Object 254/content.xml><?xml version="1.0" encoding="utf-8"?>
<math xmlns="http://www.w3.org/1998/Math/MathML" display="block">
  <semantics>
    <mrow>
      <mi>g</mi>
      <mo stretchy="false">=</mo>
      <mn>2</mn>
    </mrow>
    <annotation encoding="StarMath 5.0">g=2</annotation>
  </semantics>
</math>
</file>

<file path=Object 256/content.xml><?xml version="1.0" encoding="utf-8"?>
<math xmlns="http://www.w3.org/1998/Math/MathML" display="block">
  <semantics>
    <mrow>
      <mi>a</mi>
      <mo stretchy="false">=</mo>
      <mn>3</mn>
    </mrow>
    <annotation encoding="StarMath 5.0">a=3</annotation>
  </semantics>
</math>
</file>

<file path=Object 258/content.xml><?xml version="1.0" encoding="utf-8"?>
<math xmlns="http://www.w3.org/1998/Math/MathML" display="block">
  <semantics>
    <mrow>
      <mi>K</mi>
      <mo stretchy="false">=</mo>
      <mn>3</mn>
    </mrow>
    <annotation encoding="StarMath 5.0">K=3</annotation>
  </semantics>
</math>
</file>

<file path=Object 26/content.xml><?xml version="1.0" encoding="utf-8"?>
<math xmlns="http://www.w3.org/1998/Math/MathML" display="block">
  <semantics>
    <mn>1</mn>
    <annotation encoding="StarMath 5.0">1</annotation>
  </semantics>
</math>
</file>

<file path=Object 260/content.xml><?xml version="1.0" encoding="utf-8"?>
<math xmlns="http://www.w3.org/1998/Math/MathML" display="block">
  <semantics>
    <mrow>
      <msup>
        <mn>2</mn>
        <mn>3</mn>
      </msup>
      <msub>
        <mi>≡</mi>
        <mn>5</mn>
      </msub>
      <mn>3</mn>
    </mrow>
    <annotation encoding="StarMath 5.0">{2} ^ {3} {≡} rsub {5} 3</annotation>
  </semantics>
</math>
</file>

<file path=Object 262/content.xml><?xml version="1.0" encoding="utf-8"?>
<math xmlns="http://www.w3.org/1998/Math/MathML" display="block">
  <semantics>
    <mrow>
      <mrow>
        <mo fence="true" stretchy="false">(</mo>
        <mrow>
          <mrow>
            <mi>g</mi>
            <mi>,</mi>
            <mi>K</mi>
            <mi>,</mi>
            <mi>p</mi>
          </mrow>
        </mrow>
        <mo fence="true" stretchy="false">)</mo>
      </mrow>
      <mo stretchy="false">=</mo>
      <mrow>
        <mo fence="true" stretchy="false">(</mo>
        <mrow>
          <mrow>
            <mn>2,</mn>
            <mn>3,</mn>
            <mn>5</mn>
          </mrow>
        </mrow>
        <mo fence="true" stretchy="false">)</mo>
      </mrow>
    </mrow>
    <annotation encoding="StarMath 5.0">(g,K,p)=(2, 3, 5)</annotation>
  </semantics>
</math>
</file>

<file path=Object 264/content.xml><?xml version="1.0" encoding="utf-8"?>
<math xmlns="http://www.w3.org/1998/Math/MathML" display="block">
  <semantics>
    <mrow>
      <mi>m</mi>
      <mo stretchy="false">=</mo>
      <mn>2</mn>
    </mrow>
    <annotation encoding="StarMath 5.0">m=2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8/content.xml><?xml version="1.0" encoding="utf-8"?>
<math xmlns="http://www.w3.org/1998/Math/MathML" display="block">
  <semantics>
    <mrow>
      <mrow>
        <mi>p</mi>
        <mo stretchy="false">−</mo>
        <mn>1</mn>
      </mrow>
      <mrow>
        <mrow/>
        <mi>.</mi>
      </mrow>
    </mrow>
    <annotation encoding="StarMath 5.0">p-1).</annotation>
  </semantics>
</math>
</file>

<file path=Object 270/content.xml><?xml version="1.0" encoding="utf-8"?>
<math xmlns="http://www.w3.org/1998/Math/MathML" display="block">
  <semantics>
    <mi>b</mi>
    <annotation encoding="StarMath 5.0">b</annotation>
  </semantics>
</math>
</file>

<file path=Object 272/content.xml><?xml version="1.0" encoding="utf-8"?>
<math xmlns="http://www.w3.org/1998/Math/MathML" display="block">
  <semantics>
    <mn>2</mn>
    <annotation encoding="StarMath 5.0">2</annotation>
  </semantics>
</math>
</file>

<file path=Object 274/content.xml><?xml version="1.0" encoding="utf-8"?>
<math xmlns="http://www.w3.org/1998/Math/MathML" display="block">
  <semantics>
    <mrow>
      <mi>p</mi>
      <mo stretchy="false">−</mo>
      <mn>1</mn>
    </mrow>
    <annotation encoding="StarMath 5.0">p-1</annotation>
  </semantics>
</math>
</file>

<file path=Object 276/content.xml><?xml version="1.0" encoding="utf-8"?>
<math xmlns="http://www.w3.org/1998/Math/MathML" display="block">
  <semantics>
    <mrow>
      <mi>b</mi>
      <mo stretchy="false">=</mo>
      <mn>4</mn>
    </mrow>
    <annotation encoding="StarMath 5.0">b=4</annotation>
  </semantics>
</math>
</file>

<file path=Object 278/content.xml><?xml version="1.0" encoding="utf-8"?>
<math xmlns="http://www.w3.org/1998/Math/MathML" display="block">
  <semantics>
    <mrow>
      <mo fence="true" stretchy="false">(</mo>
      <mrow>
        <mrow>
          <mi>y</mi>
          <mn>1,</mn>
          <mi>y</mi>
          <mn>2</mn>
        </mrow>
      </mrow>
      <mo fence="true" stretchy="false">)</mo>
    </mrow>
    <annotation encoding="StarMath 5.0">(y1, y2)</annotation>
  </semantics>
</math>
</file>

<file path=Object 28/content.xml><?xml version="1.0" encoding="utf-8"?>
<math xmlns="http://www.w3.org/1998/Math/MathML" display="block">
  <semantics>
    <mn>5</mn>
    <annotation encoding="StarMath 5.0">5</annotation>
  </semantics>
</math>
</file>

<file path=Object 280/content.xml><?xml version="1.0" encoding="utf-8"?>
<math xmlns="http://www.w3.org/1998/Math/MathML" display="block">
  <semantics>
    <mrow>
      <mi>y</mi>
      <mrow>
        <mn>1</mn>
        <mo stretchy="false">=</mo>
        <mn>1</mn>
      </mrow>
    </mrow>
    <annotation encoding="StarMath 5.0">y1=1</annotation>
  </semantics>
</math>
</file>

<file path=Object 282/content.xml><?xml version="1.0" encoding="utf-8"?>
<math xmlns="http://www.w3.org/1998/Math/MathML" display="block">
  <semantics>
    <mrow>
      <msup>
        <mi>g</mi>
        <mi>b</mi>
      </msup>
      <msub>
        <mi>≡</mi>
        <mn>5</mn>
      </msub>
      <msup>
        <mn>2</mn>
        <mn>4</mn>
      </msup>
      <msub>
        <mi>≡</mi>
        <mn>5</mn>
      </msub>
      <mn>1</mn>
    </mrow>
    <annotation encoding="StarMath 5.0">{g} ^ {b} {≡} rsub {5} {2} ^ {4} {≡} rsub {5} 1</annotation>
  </semantics>
</math>
</file>

<file path=Object 284/content.xml><?xml version="1.0" encoding="utf-8"?>
<math xmlns="http://www.w3.org/1998/Math/MathML" display="block">
  <semantics>
    <mrow>
      <mi>y</mi>
      <mrow>
        <mn>2</mn>
        <mo stretchy="false">=</mo>
        <mn>2</mn>
      </mrow>
    </mrow>
    <annotation encoding="StarMath 5.0">y2=2</annotation>
  </semantics>
</math>
</file>

<file path=Object 286/content.xml><?xml version="1.0" encoding="utf-8"?>
<math xmlns="http://www.w3.org/1998/Math/MathML" display="block">
  <semantics>
    <mrow>
      <msup>
        <mi>K</mi>
        <mi>b</mi>
      </msup>
      <mi>⋅</mi>
      <mi>m</mi>
      <msub>
        <mi>≡</mi>
        <mn>5</mn>
      </msub>
      <msup>
        <mn>3</mn>
        <mn>4</mn>
      </msup>
      <mi>⋅</mi>
      <mn>2</mn>
      <msub>
        <mi>≡</mi>
        <mn>5</mn>
      </msub>
      <mn>2</mn>
    </mrow>
    <annotation encoding="StarMath 5.0">{K} ^ {b} ⋅ m {≡} rsub {5} {3} ^ {4} ⋅ 2 {≡} rsub {5} 2</annotation>
  </semantics>
</math>
</file>

<file path=Object 288/content.xml><?xml version="1.0" encoding="utf-8"?>
<math xmlns="http://www.w3.org/1998/Math/MathML" display="block">
  <semantics>
    <mrow>
      <mo fence="true" stretchy="false">(</mo>
      <mrow>
        <mrow>
          <mi>g</mi>
          <mi>,</mi>
          <mi>K</mi>
          <mi>,</mi>
          <mi>p</mi>
        </mrow>
      </mrow>
      <mo fence="true" stretchy="false">)</mo>
    </mrow>
    <annotation encoding="StarMath 5.0">(g,K,p)</annotation>
  </semantics>
</math>
</file>

<file path=Object 290/content.xml><?xml version="1.0" encoding="utf-8"?>
<math xmlns="http://www.w3.org/1998/Math/MathML" display="block">
  <semantics>
    <mi>a</mi>
    <annotation encoding="StarMath 5.0">a</annotation>
  </semantics>
</math>
</file>

<file path=Object 292/content.xml><?xml version="1.0" encoding="utf-8"?>
<math xmlns="http://www.w3.org/1998/Math/MathML" display="block">
  <semantics>
    <mrow>
      <mo fence="true" stretchy="false">(</mo>
      <mrow>
        <mrow>
          <mi>y</mi>
          <mn>1</mn>
          <mi>,</mi>
          <mi>y</mi>
          <mn>2</mn>
        </mrow>
      </mrow>
      <mo fence="true" stretchy="false">)</mo>
    </mrow>
    <annotation encoding="StarMath 5.0">(y1,y2)</annotation>
  </semantics>
</math>
</file>

<file path=Object 294/content.xml><?xml version="1.0" encoding="utf-8"?>
<math xmlns="http://www.w3.org/1998/Math/MathML" display="block"/>
</file>

<file path=Object 296/content.xml><?xml version="1.0" encoding="utf-8"?>
<math xmlns="http://www.w3.org/1998/Math/MathML" display="block">
  <semantics>
    <mrow>
      <msubsup>
        <mi>y</mi>
        <mn>1</mn>
        <mrow>
          <mo stretchy="false">−</mo>
          <mi>a</mi>
        </mrow>
      </msubsup>
      <mi>⋅</mi>
      <msub>
        <mi>y</mi>
        <mn>2</mn>
      </msub>
      <msub>
        <mi>≡</mi>
        <mn>5</mn>
      </msub>
      <msup>
        <mrow>
          <mo fence="true" stretchy="true">(</mo>
          <mrow>
            <msubsup>
              <mi>y</mi>
              <mn>1</mn>
              <mrow>
                <mo stretchy="false">−</mo>
                <mn>1</mn>
              </mrow>
            </msubsup>
          </mrow>
          <mo fence="true" stretchy="true">)</mo>
        </mrow>
        <mi>a</mi>
      </msup>
      <mi>⋅</mi>
      <msub>
        <mi>y</mi>
        <mn>2</mn>
      </msub>
      <msub>
        <mi>≡</mi>
        <mn>5</mn>
      </msub>
      <msup>
        <mrow>
          <mo fence="true" stretchy="true">(</mo>
          <mrow>
            <msup>
              <mn>1</mn>
              <mrow>
                <mo stretchy="false">−</mo>
                <mn>1</mn>
              </mrow>
            </msup>
          </mrow>
          <mo fence="true" stretchy="true">)</mo>
        </mrow>
        <mn>3</mn>
      </msup>
      <mi>⋅</mi>
      <mn>2</mn>
      <msub>
        <mi>≡</mi>
        <mn>5</mn>
      </msub>
      <mn>2</mn>
    </mrow>
    <annotation encoding="StarMath 5.0">{y} rsub {1} rsup {-a} ⋅ {y} rsub {2} {≡} rsub {5} {left ({y} rsub {1} rsup {-1} right )} ^ {a} ⋅ {y} rsub {2} {≡} rsub {5} {left ({1} ^ {-1} right )} ^ {3} ⋅ 2 {≡} rsub {5} 2</annotation>
  </semantics>
</math>
</file>

<file path=Object 298/content.xml><?xml version="1.0" encoding="utf-8"?>
<math xmlns="http://www.w3.org/1998/Math/MathML" display="block">
  <semantics>
    <mi>a</mi>
    <annotation encoding="StarMath 5.0">a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00/content.xml><?xml version="1.0" encoding="utf-8"?>
<math xmlns="http://www.w3.org/1998/Math/MathML" display="block">
  <semantics>
    <mrow>
      <msup>
        <mi>g</mi>
        <mi>a</mi>
      </msup>
      <msub>
        <mi>≡</mi>
        <mi>p</mi>
      </msub>
      <mi>K</mi>
    </mrow>
    <annotation encoding="StarMath 5.0">{g} ^ {a} {≡} rsub {p} K</annotation>
  </semantics>
</math>
</file>

<file path=Object 302/content.xml><?xml version="1.0" encoding="utf-8"?>
<math xmlns="http://www.w3.org/1998/Math/MathML" display="block"/>
</file>

<file path=Object 304/content.xml><?xml version="1.0" encoding="utf-8"?>
<math xmlns="http://www.w3.org/1998/Math/MathML" display="block">
  <semantics>
    <mrow>
      <msup>
        <mn>2</mn>
        <mi>a</mi>
      </msup>
      <msub>
        <mi>≡</mi>
        <mn>5</mn>
      </msub>
      <mn>3</mn>
    </mrow>
    <annotation encoding="StarMath 5.0">{2} ^ {a} {≡} rsub {5} 3</annotation>
  </semantics>
</math>
</file>

<file path=Object 306/content.xml><?xml version="1.0" encoding="utf-8"?>
<math xmlns="http://www.w3.org/1998/Math/MathML" display="block">
  <semantics>
    <mrow>
      <mi>a</mi>
      <mo stretchy="false">=</mo>
      <mn>3</mn>
    </mrow>
    <annotation encoding="StarMath 5.0">a=3</annotation>
  </semantics>
</math>
</file>

<file path=Object 308/content.xml><?xml version="1.0" encoding="utf-8"?>
<math xmlns="http://www.w3.org/1998/Math/MathML" display="block">
  <semantics>
    <mrow>
      <mi mathvariant="italic">lo</mi>
      <msub>
        <mi>g</mi>
        <mi>g</mi>
      </msub>
      <mrow>
        <mo fence="true" stretchy="false">(</mo>
        <mrow>
          <mi>K</mi>
        </mrow>
        <mo fence="true" stretchy="false">)</mo>
      </mrow>
    </mrow>
    <annotation encoding="StarMath 5.0">lo {g} rsub {g} (K)</annotation>
  </semantics>
</math>
</file>

<file path=Object 310/content.xml><?xml version="1.0" encoding="utf-8"?>
<math xmlns="http://www.w3.org/1998/Math/MathML" display="block">
  <semantics>
    <msubsup>
      <mi>Z</mi>
      <mi>p</mi>
      <mrow/>
    </msubsup>
    <annotation encoding="StarMath 5.0">{Z} rsub {p} rsup {*}</annotation>
  </semantics>
</math>
</file>

<file path=Object 32/content.xml><?xml version="1.0" encoding="utf-8"?>
<math xmlns="http://www.w3.org/1998/Math/MathML" display="block">
  <semantics>
    <msub>
      <mi>Z</mi>
      <mi>n</mi>
    </msub>
    <annotation encoding="StarMath 5.0">{Z} rsub {n}</annotation>
  </semantics>
</math>
</file>

<file path=Object 34/content.xml><?xml version="1.0" encoding="utf-8"?>
<math xmlns="http://www.w3.org/1998/Math/MathML" display="block">
  <semantics>
    <mrow>
      <mo stretchy="false">{</mo>
      <mn>0,1,2,.</mn>
      <mn>..</mn>
      <mi>,</mi>
      <mi>n</mi>
      <mo stretchy="false">}</mo>
    </mrow>
    <annotation encoding="StarMath 5.0">\{0,1,2,..., n\}</annotation>
  </semantics>
</math>
</file>

<file path=Object 36/content.xml><?xml version="1.0" encoding="utf-8"?>
<math xmlns="http://www.w3.org/1998/Math/MathML" display="block">
  <semantics>
    <msubsup>
      <mi>Z</mi>
      <mi>n</mi>
      <mrow/>
    </msubsup>
    <annotation encoding="StarMath 5.0">{Z} rsub {n} rsup {*}</annotation>
  </semantics>
</math>
</file>

<file path=Object 38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40/content.xml><?xml version="1.0" encoding="utf-8"?>
<math xmlns="http://www.w3.org/1998/Math/MathML" display="block">
  <semantics>
    <mrow>
      <mo stretchy="false">{</mo>
      <mn>1,2,.</mn>
      <mn>..</mn>
      <mi>,</mi>
      <mi>n</mi>
      <mo stretchy="false">}</mo>
    </mrow>
    <annotation encoding="StarMath 5.0">\{1,2,..., n\}</annotation>
  </semantics>
</math>
</file>

<file path=Object 42/content.xml><?xml version="1.0" encoding="utf-8"?>
<math xmlns="http://www.w3.org/1998/Math/MathML" display="block">
  <semantics>
    <mrow>
      <mrow>
        <msub>
          <mi>Z</mi>
          <mn>5</mn>
        </msub>
        <mo stretchy="false">=</mo>
        <mo stretchy="false">{</mo>
      </mrow>
      <mn>0,1,2,3,4,5</mn>
      <mo stretchy="false">}</mo>
    </mrow>
    <annotation encoding="StarMath 5.0">{Z} rsub {5} =\{0,1,2,3,4,5\}</annotation>
  </semantics>
</math>
</file>

<file path=Object 44/content.xml><?xml version="1.0" encoding="utf-8"?>
<math xmlns="http://www.w3.org/1998/Math/MathML" display="block">
  <semantics>
    <mrow>
      <mrow>
        <msubsup>
          <mi>Z</mi>
          <mn>5</mn>
          <mrow/>
        </msubsup>
        <mo stretchy="false">=</mo>
        <mo stretchy="false">{</mo>
      </mrow>
      <mn>1,2,3,4,5</mn>
      <mo stretchy="false">}</mo>
    </mrow>
    <annotation encoding="StarMath 5.0">{Z} rsub {5} rsup {*} =\{1,2,3,4,5\}</annotation>
  </semantics>
</math>
</file>

<file path=Object 46/content.xml><?xml version="1.0" encoding="utf-8"?>
<math xmlns="http://www.w3.org/1998/Math/MathML" display="block">
  <semantics>
    <msub>
      <mi>Z</mi>
      <mi>n</mi>
    </msub>
    <annotation encoding="StarMath 5.0">{Z} rsub {n}</annotation>
  </semantics>
</math>
</file>

<file path=Object 48/content.xml><?xml version="1.0" encoding="utf-8"?>
<math xmlns="http://www.w3.org/1998/Math/MathML" display="block">
  <semantics>
    <msub>
      <mi>Z</mi>
      <mi>n</mi>
    </msub>
    <annotation encoding="StarMath 5.0">{Z} rsub {n}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sub>
      <mi>Z</mi>
      <mn>5</mn>
    </msub>
    <annotation encoding="StarMath 5.0">{Z} rsub {5}</annotation>
  </semantics>
</math>
</file>

<file path=Object 56/content.xml><?xml version="1.0" encoding="utf-8"?>
<math xmlns="http://www.w3.org/1998/Math/MathML" display="block">
  <semantics>
    <mrow>
      <mn>1</mn>
      <mo stretchy="false">+</mo>
      <mn>2</mn>
    </mrow>
    <annotation encoding="StarMath 5.0">1+2</annotation>
  </semantics>
</math>
</file>

<file path=Object 58/content.xml><?xml version="1.0" encoding="utf-8"?>
<math xmlns="http://www.w3.org/1998/Math/MathML" display="block">
  <semantics>
    <mn>3</mn>
    <annotation encoding="StarMath 5.0">3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60/content.xml><?xml version="1.0" encoding="utf-8"?>
<math xmlns="http://www.w3.org/1998/Math/MathML" display="block">
  <semantics>
    <mrow>
      <mn>3</mn>
      <mo stretchy="false">+</mo>
      <mn>4</mn>
    </mrow>
    <annotation encoding="StarMath 5.0">3+4</annotation>
  </semantics>
</math>
</file>

<file path=Object 62/content.xml><?xml version="1.0" encoding="utf-8"?>
<math xmlns="http://www.w3.org/1998/Math/MathML" display="block">
  <semantics>
    <mrow>
      <mn>7</mn>
      <mrow/>
    </mrow>
    <annotation encoding="StarMath 5.0">7)</annotation>
  </semantics>
</math>
</file>

<file path=Object 64/content.xml><?xml version="1.0" encoding="utf-8"?>
<math xmlns="http://www.w3.org/1998/Math/MathML" display="block">
  <semantics>
    <mn>7</mn>
    <annotation encoding="StarMath 5.0">7</annotation>
  </semantics>
</math>
</file>

<file path=Object 66/content.xml><?xml version="1.0" encoding="utf-8"?>
<math xmlns="http://www.w3.org/1998/Math/MathML" display="block">
  <semantics>
    <mn>5</mn>
    <annotation encoding="StarMath 5.0">5</annotation>
  </semantics>
</math>
</file>

<file path=Object 68/content.xml><?xml version="1.0" encoding="utf-8"?>
<math xmlns="http://www.w3.org/1998/Math/MathML" display="block">
  <semantics>
    <mn>2</mn>
    <annotation encoding="StarMath 5.0">2</annotation>
  </semantics>
</math>
</file>

<file path=Object 70/content.xml><?xml version="1.0" encoding="utf-8"?>
<math xmlns="http://www.w3.org/1998/Math/MathML" display="block">
  <semantics>
    <mrow>
      <mrow>
        <mo fence="true" stretchy="false">(</mo>
        <mrow>
          <mrow>
            <mn>3</mn>
            <mo stretchy="false">+</mo>
            <mn>4</mn>
          </mrow>
        </mrow>
        <mo fence="true" stretchy="false">)</mo>
      </mrow>
      <msub>
        <mi>≡</mi>
        <mn>5</mn>
      </msub>
      <mn>2</mn>
    </mrow>
    <annotation encoding="StarMath 5.0">(3+4) {≡} rsub {5} 2</annotation>
  </semantics>
</math>
</file>

<file path=Object 72/content.xml><?xml version="1.0" encoding="utf-8"?>
<math xmlns="http://www.w3.org/1998/Math/MathML" display="block">
  <semantics>
    <mrow>
      <mn>3</mn>
      <mo stretchy="false">+</mo>
      <mn>4</mn>
    </mrow>
    <annotation encoding="StarMath 5.0">3+4</annotation>
  </semantics>
</math>
</file>

<file path=Object 74/content.xml><?xml version="1.0" encoding="utf-8"?>
<math xmlns="http://www.w3.org/1998/Math/MathML" display="block">
  <semantics>
    <mrow>
      <mi mathvariant="italic">res</mi>
      <mrow>
        <mo fence="true" stretchy="false">(</mo>
        <mrow>
          <mrow>
            <mi>a</mi>
            <mi>,</mi>
            <mi>n</mi>
          </mrow>
        </mrow>
        <mo fence="true" stretchy="false">)</mo>
      </mrow>
    </mrow>
    <annotation encoding="StarMath 5.0">res(a,n)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8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i>a</mi>
      <mi>⋅</mi>
      <mrow>
        <mi>n</mi>
        <mo stretchy="false">=</mo>
        <mi>b</mi>
      </mrow>
    </mrow>
    <annotation encoding="StarMath 5.0">a ⋅ n=b</annotation>
  </semantics>
</math>
</file>

<file path=Object 80/content.xml><?xml version="1.0" encoding="utf-8"?>
<math xmlns="http://www.w3.org/1998/Math/MathML" display="block">
  <semantics>
    <msub>
      <mi>Z</mi>
      <mi>n</mi>
    </msub>
    <annotation encoding="StarMath 5.0">{Z} rsub {n}</annotation>
  </semantics>
</math>
</file>

<file path=Object 82/content.xml><?xml version="1.0" encoding="utf-8"?>
<math xmlns="http://www.w3.org/1998/Math/MathML" display="block">
  <semantics>
    <mi>a</mi>
    <annotation encoding="StarMath 5.0">a</annotation>
  </semantics>
</math>
</file>

<file path=Object 84/content.xml><?xml version="1.0" encoding="utf-8"?>
<math xmlns="http://www.w3.org/1998/Math/MathML" display="block">
  <semantics>
    <mi>b</mi>
    <annotation encoding="StarMath 5.0">b</annotation>
  </semantics>
</math>
</file>

<file path=Object 86/content.xml><?xml version="1.0" encoding="utf-8"?>
<math xmlns="http://www.w3.org/1998/Math/MathML" display="block">
  <semantics>
    <mrow>
      <mrow>
        <mi>a</mi>
        <mo stretchy="false">+</mo>
        <mi>b</mi>
      </mrow>
      <msub>
        <mi>≡</mi>
        <mi>n</mi>
      </msub>
      <mi mathvariant="italic">res</mi>
      <mrow>
        <mrow>
          <mo fence="true" stretchy="false">(</mo>
          <mrow>
            <mrow>
              <mi>a</mi>
              <mi>,</mi>
              <mi>n</mi>
            </mrow>
          </mrow>
          <mo fence="true" stretchy="false">)</mo>
        </mrow>
        <mo stretchy="false">+</mo>
        <mi mathvariant="italic">res</mi>
      </mrow>
      <mrow>
        <mo fence="true" stretchy="false">(</mo>
        <mrow>
          <mrow>
            <mi>b</mi>
            <mi>,</mi>
            <mi>n</mi>
          </mrow>
        </mrow>
        <mo fence="true" stretchy="false">)</mo>
      </mrow>
    </mrow>
    <annotation encoding="StarMath 5.0">a+b {≡} rsub {n} res(a,n)+res(b,n)</annotation>
  </semantics>
</math>
</file>

<file path=Object 88/content.xml><?xml version="1.0" encoding="utf-8"?>
<math xmlns="http://www.w3.org/1998/Math/MathML" display="block">
  <semantics>
    <mrow>
      <mi>a</mi>
      <mi>⋅</mi>
      <mi>b</mi>
      <msub>
        <mi>≡</mi>
        <mi>n</mi>
      </msub>
      <mi mathvariant="italic">res</mi>
      <mrow>
        <mo fence="true" stretchy="false">(</mo>
        <mrow>
          <mrow>
            <mi>a</mi>
            <mi>,</mi>
            <mi>n</mi>
          </mrow>
        </mrow>
        <mo fence="true" stretchy="false">)</mo>
      </mrow>
      <mi>⋅</mi>
      <mi mathvariant="italic">res</mi>
      <mrow>
        <mo fence="true" stretchy="false">(</mo>
        <mrow>
          <mrow>
            <mi>b</mi>
            <mi>,</mi>
            <mi>n</mi>
          </mrow>
        </mrow>
        <mo fence="true" stretchy="false">)</mo>
      </mrow>
    </mrow>
    <annotation encoding="StarMath 5.0">a ⋅ b {≡} rsub {n} res(a,n) ⋅ res(b,n)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2/content.xml><?xml version="1.0" encoding="utf-8"?>
<math xmlns="http://www.w3.org/1998/Math/MathML" display="block">
  <semantics>
    <mrow>
      <mn>111</mn>
      <mo stretchy="false">∗</mo>
      <mn>123</mn>
    </mrow>
    <annotation encoding="StarMath 5.0">111*123</annotation>
  </semantics>
</math>
</file>

<file path=Object 94/content.xml><?xml version="1.0" encoding="utf-8"?>
<math xmlns="http://www.w3.org/1998/Math/MathML" display="block">
  <semantics>
    <msub>
      <mi>Z</mi>
      <mn>5</mn>
    </msub>
    <annotation encoding="StarMath 5.0">{Z} rsub {5}</annotation>
  </semantics>
</math>
</file>

<file path=Object 96/content.xml><?xml version="1.0" encoding="utf-8"?>
<math xmlns="http://www.w3.org/1998/Math/MathML" display="block">
  <semantics>
    <mn>13653</mn>
    <annotation encoding="StarMath 5.0">13653</annotation>
  </semantics>
</math>
</file>

<file path=Object 98/content.xml><?xml version="1.0" encoding="utf-8"?>
<math xmlns="http://www.w3.org/1998/Math/MathML" display="block">
  <semantics>
    <mn>3</mn>
    <annotation encoding="StarMath 5.0">3</annotation>
  </semantics>
</math>
</file>